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522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2.655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355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ackground-color="transparent"/>
    </style:style>
    <style:style style:family="table-cell" style:parent-style-name="Default" style:name="ce34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4" table:default-cell-style-name="ce16"/>
        <table:table-column table:style-name="co5" table:default-cell-style-name="ce25"/>
        <table:table-column table:style-name="co6" table:default-cell-style-name="Default" table:number-columns-repeated="998"/>
        <table:table-row table:style-name="ro1">
          <table:table-cell ns41:value-type="string" table:style-name="TL Title" office:value-type="string">
            <text:p>Tabel 6: Opgave van het aantal krachtswerktuigen in de onderscheidende beroepsklassen gebezigd.</text:p>
          </table:table-cell>
          <table:table-cell table:style-name="ce8" table:number-columns-repeated="24"/>
          <table:table-cell table:style-name="ce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1" table:style-name="TL RowProperty" table:number-columns-spanned="2" office:value-type="string">
            <text:p>GEMEENTEN</text:p>
          </table:table-cell>
          <table:covered-table-cell table:style-name="ce9"/>
          <table:table-cell table:style-name="ce14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table:number-columns-repeated="2" office:value-type="string">
            <text:p>V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Imagenummer</text:p>
          </table:table-cell>
          <table:table-cell table:style-name="ce32" table:number-columns-repeated="998"/>
        </table:table-row>
        <table:table-row table:style-name="ro1">
          <table:table-cell table:style-name="ce4" table:number-columns-repeated="24"/>
          <table:table-cell table:style-name="ce22"/>
          <table:table-cell table:style-name="ce27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5]+[.W5]+[.V5]+[.U5]+[.T5]+[.S5]+[.R5]+[.Q5]+[.P5]+[.O5]+[.N5]+[.M5]+[.L5]+[.K5]+[.J5]+[.I5]+[.H5]+[.G5]+[.F5]+[.E5]+[.D5]" ns41:value-type="float" table:style-name="TL Data" office:value-type="float" office:value="9">
            <text:p>9</text:p>
          </table:table-cell>
          <table:table-cell ns41:value-type="float" table:style-name="TL Metadata" office:value="320094" office:value-type="float">
            <text:p>320094</text:p>
          </table:table-cell>
          <table:table-cell table:number-columns-repeated="998"/>
        </table:table-row>
        <table:table-row table:style-name="ro3">
          <table:table-cell ns41:value-type="string" table:style-name="TL HRowHeader" office:value-type="string">
            <text:p>Aalt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TL Data" office:value-type="float" office:value="8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mmerzoden</text:p>
          </table:table-cell>
          <table:table-cell ns41:value-type="string" table:style-name="TL HRowHeader" office:value-type="string">
            <text:p>Wind.</text:p>
          </table:table-cell>
          <table:table-cell table:style-name="ce15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ngerlo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9]+[.W9]+[.V9]+[.U9]+[.T9]+[.S9]+[.R9]+[.Q9]+[.P9]+[.O9]+[.N9]+[.M9]+[.L9]+[.K9]+[.J9]+[.I9]+[.H9]+[.G9]+[.F9]+[.E9]+[.D9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 table:style-name="ce15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table:formula="of:=[.X10]+[.W10]+[.V10]+[.U10]+[.T10]+[.S10]+[.R10]+[.Q10]+[.P10]+[.O10]+[.N10]+[.M10]+[.L10]+[.K10]+[.J10]+[.I10]+[.H10]+[.G10]+[.F10]+[.E10]+[.D10]" ns41:value-type="float" table:style-name="TL Data" office:value-type="float" office:value="16">
            <text:p>16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1]+[.W11]+[.V11]+[.U11]+[.T11]+[.S11]+[.R11]+[.Q11]+[.P11]+[.O11]+[.N11]+[.M11]+[.L11]+[.K11]+[.J11]+[.I11]+[.H11]+[.G11]+[.F11]+[.E11]+[.D11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peldoorn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TL Data" office:value-type="float" office:value="41">
            <text:p>4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X14]+[.W14]+[.V14]+[.U14]+[.T14]+[.S14]+[.R14]+[.Q14]+[.P14]+[.O14]+[.N14]+[.M14]+[.L14]+[.K14]+[.J14]+[.I14]+[.H14]+[.G14]+[.F14]+[.E14]+[.D14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ppelter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X16]+[.W16]+[.V16]+[.U16]+[.T16]+[.S16]+[.R16]+[.Q16]+[.P16]+[.O16]+[.N16]+[.M16]+[.L16]+[.K16]+[.J16]+[.I16]+[.H16]+[.G16]+[.F16]+[.E16]+[.D16]" ns41:value-type="float" table:style-name="TL Data" office:value-type="float" office:value="27">
            <text:p>27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]+[.W17]+[.V17]+[.U17]+[.T17]+[.S17]+[.R17]+[.Q17]+[.P17]+[.O17]+[.N17]+[.M17]+[.L17]+[.K17]+[.J17]+[.I17]+[.H17]+[.G17]+[.F17]+[.E17]+[.D17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Arnhem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9]+[.W19]+[.V19]+[.U19]+[.T19]+[.S19]+[.R19]+[.Q19]+[.P19]+[.O19]+[.N19]+[.M19]+[.L19]+[.K19]+[.J19]+[.I19]+[.H19]+[.G19]+[.F19]+[.E19]+[.D19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algoy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arneveld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]+[.W22]+[.V22]+[.U22]+[.T22]+[.S22]+[.R22]+[.Q22]+[.P22]+[.O22]+[.N22]+[.M22]+[.L22]+[.K22]+[.J22]+[.I22]+[.H22]+[.G22]+[.F22]+[.E22]+[.D2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23]+[.W23]+[.V23]+[.U23]+[.T23]+[.S23]+[.R23]+[.Q23]+[.P23]+[.O23]+[.N23]+[.M23]+[.L23]+[.K23]+[.J23]+[.I23]+[.H23]+[.G23]+[.F23]+[.E23]+[.D23]" ns41:value-type="float" table:style-name="TL Data" office:value-type="float" office:value="6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aten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es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mm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8]+[.W28]+[.V28]+[.U28]+[.T28]+[.S28]+[.R28]+[.Q28]+[.P28]+[.O28]+[.N28]+[.M28]+[.L28]+[.K28]+[.J28]+[.I28]+[.H28]+[.G28]+[.F28]+[.E28]+[.D28]" ns41:value-type="float" table:style-name="TL Data" office:value-type="float" office:value="9">
            <text:p>9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rgh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9]+[.W29]+[.V29]+[.U29]+[.T29]+[.S29]+[.R29]+[.Q29]+[.P29]+[.O29]+[.N29]+[.M29]+[.L29]+[.K29]+[.J29]+[.I29]+[.H29]+[.G29]+[.F29]+[.E29]+[.D2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rghar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unin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usiche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33]+[.W33]+[.V33]+[.U33]+[.T33]+[.S33]+[.R33]+[.Q33]+[.P33]+[.O33]+[.N33]+[.M33]+[.L33]+[.K33]+[.J33]+[.I33]+[.H33]+[.G33]+[.F33]+[.E33]+[.D33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ommel (zalt)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34]+[.W34]+[.V34]+[.U34]+[.T34]+[.S34]+[.R34]+[.Q34]+[.P34]+[.O34]+[.N34]+[.M34]+[.L34]+[.K34]+[.J34]+[.I34]+[.H34]+[.G34]+[.F34]+[.E34]+[.D34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orculo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rak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table:formula="of:=[.X40]+[.W40]+[.V40]+[.U40]+[.T40]+[.S40]+[.R40]+[.Q40]+[.P40]+[.O40]+[.N40]+[.M40]+[.L40]+[.K40]+[.J40]+[.I40]+[.H40]+[.G40]+[.F40]+[.E40]+[.D40]" ns41:value-type="float" table:style-name="TL Data" office:value-type="float" office:value="9">
            <text:p>9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rummen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41]+[.W41]+[.V41]+[.U41]+[.T41]+[.S41]+[.R41]+[.Q41]+[.P41]+[.O41]+[.N41]+[.M41]+[.L41]+[.K41]+[.J41]+[.I41]+[.H41]+[.G41]+[.F41]+[.E41]+[.D41]" ns41:value-type="float" table:style-name="TL Data" office:value-type="float" office:value="6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ur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uurmals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45]+[.W45]+[.V45]+[.U45]+[.T45]+[.S45]+[.R45]+[.Q45]+[.P45]+[.O45]+[.N45]+[.M45]+[.L45]+[.K45]+[.J45]+[.I45]+[.H45]+[.G45]+[.F45]+[.E45]+[.D45]" ns41:value-type="float" table:style-name="TL Data" office:value-type="float" office:value="9">
            <text:p>9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Culemborg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X46]+[.W46]+[.V46]+[.U46]+[.T46]+[.S46]+[.R46]+[.Q46]+[.P46]+[.O46]+[.N46]+[.M46]+[.L46]+[.K46]+[.J46]+[.I46]+[.H46]+[.G46]+[.F46]+[.E46]+[.D4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48]+[.W48]+[.V48]+[.U48]+[.T48]+[.S48]+[.R48]+[.Q48]+[.P48]+[.O48]+[.N48]+[.M48]+[.L48]+[.K48]+[.J48]+[.I48]+[.H48]+[.G48]+[.F48]+[.E48]+[.D48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ei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49]+[.W49]+[.V49]+[.U49]+[.T49]+[.S49]+[.R49]+[.Q49]+[.P49]+[.O49]+[.N49]+[.M49]+[.L49]+[.K49]+[.J49]+[.I49]+[.H49]+[.G49]+[.F49]+[.E49]+[.D49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ida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50]+[.W50]+[.V50]+[.U50]+[.T50]+[.S50]+[.R50]+[.Q50]+[.P50]+[.O50]+[.N50]+[.M50]+[.L50]+[.K50]+[.J50]+[.I50]+[.H50]+[.G50]+[.F50]+[.E50]+[.D50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inxperlo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53]+[.W53]+[.V53]+[.U53]+[.T53]+[.S53]+[.R53]+[.Q53]+[.P53]+[.O53]+[.N53]+[.M53]+[.L53]+[.K53]+[.J53]+[.I53]+[.H53]+[.G53]+[.F53]+[.E53]+[.D5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odewaar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X55]+[.W55]+[.V55]+[.U55]+[.T55]+[.S55]+[.R55]+[.Q55]+[.P55]+[.O55]+[.N55]+[.M55]+[.L55]+[.K55]+[.J55]+[.I55]+[.H55]+[.G55]+[.F55]+[.E55]+[.D55]" ns41:value-type="float" table:style-name="TL Data" office:value-type="float" office:value="7">
            <text:p>7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oes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6]+[.W56]+[.V56]+[.U56]+[.T56]+[.S56]+[.R56]+[.Q56]+[.P56]+[.O56]+[.N56]+[.M56]+[.L56]+[.K56]+[.J56]+[.I56]+[.H56]+[.G56]+[.F56]+[.E56]+[.D5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oetinchem (Ambt.)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X59]+[.W59]+[.V59]+[.U59]+[.T59]+[.S59]+[.R59]+[.Q59]+[.P59]+[.O59]+[.N59]+[.M59]+[.L59]+[.K59]+[.J59]+[.I59]+[.H59]+[.G59]+[.F59]+[.E59]+[.D59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oetinchem (stad)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60]+[.W60]+[.V60]+[.U60]+[.T60]+[.S60]+[.R60]+[.Q60]+[.P60]+[.O60]+[.N60]+[.M60]+[.L60]+[.K60]+[.J60]+[.I60]+[.H60]+[.G60]+[.F60]+[.E60]+[.D60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oornspij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2]+[.W62]+[.V62]+[.U62]+[.T62]+[.S62]+[.R62]+[.Q62]+[.P62]+[.O62]+[.N62]+[.M62]+[.L62]+[.K62]+[.J62]+[.I62]+[.H62]+[.G62]+[.F62]+[.E62]+[.D62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63]+[.W63]+[.V63]+[.U63]+[.T63]+[.S63]+[.R63]+[.Q63]+[.P63]+[.O63]+[.N63]+[.M63]+[.L63]+[.K63]+[.J63]+[.I63]+[.H63]+[.G63]+[.F63]+[.E63]+[.D6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oorwerth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4]+[.W64]+[.V64]+[.U64]+[.T64]+[.S64]+[.R64]+[.Q64]+[.P64]+[.O64]+[.N64]+[.M64]+[.L64]+[.K64]+[.J64]+[.I64]+[.H64]+[.G64]+[.F64]+[.E64]+[.D64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5]+[.W65]+[.V65]+[.U65]+[.T65]+[.S65]+[.R65]+[.Q65]+[.P65]+[.O65]+[.N65]+[.M65]+[.L65]+[.K65]+[.J65]+[.I65]+[.H65]+[.G65]+[.F65]+[.E65]+[.D65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reumel</text:p>
          </table:table-cell>
          <table:table-cell ns41:value-type="string" table:style-name="TL HRowHeader" office:value-type="string">
            <text:p>Gas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table:formula="of:=[.X68]+[.W68]+[.V68]+[.U68]+[.T68]+[.S68]+[.R68]+[.Q68]+[.P68]+[.O68]+[.N68]+[.M68]+[.L68]+[.K68]+[.J68]+[.I68]+[.H68]+[.G68]+[.F68]+[.E68]+[.D68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ri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9]+[.W69]+[.V69]+[.U69]+[.T69]+[.S69]+[.R69]+[.Q69]+[.P69]+[.O69]+[.N69]+[.M69]+[.L69]+[.K69]+[.J69]+[.I69]+[.H69]+[.G69]+[.F69]+[.E69]+[.D69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rut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Duiv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3]+[.W73]+[.V73]+[.U73]+[.T73]+[.S73]+[.R73]+[.Q73]+[.P73]+[.O73]+[.N73]+[.M73]+[.L73]+[.K73]+[.J73]+[.I73]+[.H73]+[.G73]+[.F73]+[.E73]+[.D73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TL Data" office:value-type="float" office:value="9">
            <text:p>9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X75]+[.W75]+[.V75]+[.U75]+[.T75]+[.S75]+[.R75]+[.Q75]+[.P75]+[.O75]+[.N75]+[.M75]+[.L75]+[.K75]+[.J75]+[.I75]+[.H75]+[.G75]+[.F75]+[.E75]+[.D75]" ns41:value-type="float" table:style-name="TL Data" office:value-type="float" office:value="9">
            <text:p>9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6]+[.W76]+[.V76]+[.U76]+[.T76]+[.S76]+[.R76]+[.Q76]+[.P76]+[.O76]+[.N76]+[.M76]+[.L76]+[.K76]+[.J76]+[.I76]+[.H76]+[.G76]+[.F76]+[.E76]+[.D7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ibergen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7]+[.W77]+[.V77]+[.U77]+[.T77]+[.S77]+[.R77]+[.Q77]+[.P77]+[.O77]+[.N77]+[.M77]+[.L77]+[.K77]+[.J77]+[.I77]+[.H77]+[.G77]+[.F77]+[.E77]+[.D7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TL Data" office:value-type="float" office:value="6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9]+[.W79]+[.V79]+[.U79]+[.T79]+[.S79]+[.R79]+[.Q79]+[.P79]+[.O79]+[.N79]+[.M79]+[.L79]+[.K79]+[.J79]+[.I79]+[.H79]+[.G79]+[.F79]+[.E79]+[.D79]" ns41:value-type="float" table:style-name="TL Data" office:value-type="float" office:value="2">
            <text:p>2</text:p>
          </table:table-cell>
          <table:table-cell ns41:value-type="float" table:style-name="TL Metadata" office:value="320095" office:value-type="float">
            <text:p>320095</text:p>
          </table:table-cell>
          <table:table-cell table:number-columns-repeated="998"/>
        </table:table-row>
        <table:table-row table:style-name="ro3">
          <table:table-cell ns41:value-type="string" table:style-name="TL HRowHeader" office:value-type="string">
            <text:p>El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0]+[.W80]+[.V80]+[.U80]+[.T80]+[.S80]+[.R80]+[.Q80]+[.P80]+[.O80]+[.N80]+[.M80]+[.L80]+[.K80]+[.J80]+[.I80]+[.H80]+[.G80]+[.F80]+[.E80]+[.D8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table:formula="of:=[.X81]+[.W81]+[.V81]+[.U81]+[.T81]+[.S81]+[.R81]+[.Q81]+[.P81]+[.O81]+[.N81]+[.M81]+[.L81]+[.K81]+[.J81]+[.I81]+[.H81]+[.G81]+[.F81]+[.E81]+[.D8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ls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pe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TL Data" office:value-type="float" office:value="11">
            <text:p>1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85]+[.W85]+[.V85]+[.U85]+[.T85]+[.S85]+[.R85]+[.Q85]+[.P85]+[.O85]+[.N85]+[.M85]+[.L85]+[.K85]+[.J85]+[.I85]+[.H85]+[.G85]+[.F85]+[.E85]+[.D85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6]+[.W86]+[.V86]+[.U86]+[.T86]+[.S86]+[.R86]+[.Q86]+[.P86]+[.O86]+[.N86]+[.M86]+[.L86]+[.K86]+[.J86]+[.I86]+[.H86]+[.G86]+[.F86]+[.E86]+[.D8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rmelo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87]+[.W87]+[.V87]+[.U87]+[.T87]+[.S87]+[.R87]+[.Q87]+[.P87]+[.O87]+[.N87]+[.M87]+[.L87]+[.K87]+[.J87]+[.I87]+[.H87]+[.G87]+[.F87]+[.E87]+[.D87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st en Oppijn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8]+[.W88]+[.V88]+[.U88]+[.T88]+[.S88]+[.R88]+[.Q88]+[.P88]+[.O88]+[.N88]+[.M88]+[.L88]+[.K88]+[.J88]+[.I88]+[.H88]+[.G88]+[.F88]+[.E88]+[.D8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wij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9]+[.W89]+[.V89]+[.U89]+[.T89]+[.S89]+[.R89]+[.Q89]+[.P89]+[.O89]+[.N89]+[.M89]+[.L89]+[.K89]+[.J89]+[.I89]+[.H89]+[.G89]+[.F89]+[.E89]+[.D89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ameren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0]+[.W90]+[.V90]+[.U90]+[.T90]+[.S90]+[.R90]+[.Q90]+[.P90]+[.O90]+[.N90]+[.M90]+[.L90]+[.K90]+[.J90]+[.I90]+[.H90]+[.G90]+[.F90]+[.E90]+[.D9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eldermals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91]+[.W91]+[.V91]+[.U91]+[.T91]+[.S91]+[.R91]+[.Q91]+[.P91]+[.O91]+[.N91]+[.M91]+[.L91]+[.K91]+[.J91]+[.I91]+[.H91]+[.G91]+[.F91]+[.E91]+[.D9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2]+[.W92]+[.V92]+[.U92]+[.T92]+[.S92]+[.R92]+[.Q92]+[.P92]+[.O92]+[.N92]+[.M92]+[.L92]+[.K92]+[.J92]+[.I92]+[.H92]+[.G92]+[.F92]+[.E92]+[.D92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endrin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93]+[.W93]+[.V93]+[.U93]+[.T93]+[.S93]+[.R93]+[.Q93]+[.P93]+[.O93]+[.N93]+[.M93]+[.L93]+[.K93]+[.J93]+[.I93]+[.H93]+[.G93]+[.F93]+[.E93]+[.D93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table:formula="of:=[.X94]+[.W94]+[.V94]+[.U94]+[.T94]+[.S94]+[.R94]+[.Q94]+[.P94]+[.O94]+[.N94]+[.M94]+[.L94]+[.K94]+[.J94]+[.I94]+[.H94]+[.G94]+[.F94]+[.E94]+[.D94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en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5]+[.W95]+[.V95]+[.U95]+[.T95]+[.S95]+[.R95]+[.Q95]+[.P95]+[.O95]+[.N95]+[.M95]+[.L95]+[.K95]+[.J95]+[.I95]+[.H95]+[.G95]+[.F95]+[.E95]+[.D9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96]+[.W96]+[.V96]+[.U96]+[.T96]+[.S96]+[.R96]+[.Q96]+[.P96]+[.O96]+[.N96]+[.M96]+[.L96]+[.K96]+[.J96]+[.I96]+[.H96]+[.G96]+[.F96]+[.E96]+[.D9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orss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97]+[.W97]+[.V97]+[.U97]+[.T97]+[.S97]+[.R97]+[.Q97]+[.P97]+[.O97]+[.N97]+[.M97]+[.L97]+[.K97]+[.J97]+[.I97]+[.H97]+[.G97]+[.F97]+[.E97]+[.D97]" ns41:value-type="float" table:style-name="TL Data" office:value-type="float" office:value="7">
            <text:p>7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98]+[.W98]+[.V98]+[.U98]+[.T98]+[.S98]+[.R98]+[.Q98]+[.P98]+[.O98]+[.N98]+[.M98]+[.L98]+[.K98]+[.J98]+[.I98]+[.H98]+[.G98]+[.F98]+[.E98]+[.D98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roenlo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99]+[.W99]+[.V99]+[.U99]+[.T99]+[.S99]+[.R99]+[.Q99]+[.P99]+[.O99]+[.N99]+[.M99]+[.L99]+[.K99]+[.J99]+[.I99]+[.H99]+[.G99]+[.F99]+[.E99]+[.D99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0]+[.W100]+[.V100]+[.U100]+[.T100]+[.S100]+[.R100]+[.Q100]+[.P100]+[.O100]+[.N100]+[.M100]+[.L100]+[.K100]+[.J100]+[.I100]+[.H100]+[.G100]+[.F100]+[.E100]+[.D10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roesbee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aaft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3]+[.W103]+[.V103]+[.U103]+[.T103]+[.S103]+[.R103]+[.Q103]+[.P103]+[.O103]+[.N103]+[.M103]+[.L103]+[.K103]+[.J103]+[.I103]+[.H103]+[.G103]+[.F103]+[.E103]+[.D10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04]+[.W104]+[.V104]+[.U104]+[.T104]+[.S104]+[.R104]+[.Q104]+[.P104]+[.O104]+[.N104]+[.M104]+[.L104]+[.K104]+[.J104]+[.I104]+[.H104]+[.G104]+[.F104]+[.E104]+[.D10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arderwij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05]+[.W105]+[.V105]+[.U105]+[.T105]+[.S105]+[.R105]+[.Q105]+[.P105]+[.O105]+[.N105]+[.M105]+[.L105]+[.K105]+[.J105]+[.I105]+[.H105]+[.G105]+[.F105]+[.E105]+[.D105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attem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d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09]+[.W109]+[.V109]+[.U109]+[.T109]+[.S109]+[.R109]+[.Q109]+[.P109]+[.O109]+[.N109]+[.M109]+[.L109]+[.K109]+[.J109]+[.I109]+[.H109]+[.G109]+[.F109]+[.E109]+[.D109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er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0]+[.W110]+[.V110]+[.U110]+[.T110]+[.S110]+[.R110]+[.Q110]+[.P110]+[.O110]+[.N110]+[.M110]+[.L110]+[.K110]+[.J110]+[.I110]+[.H110]+[.G110]+[.F110]+[.E110]+[.D11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erewaard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1]+[.W111]+[.V111]+[.U111]+[.T111]+[.S111]+[.R111]+[.Q111]+[.P111]+[.O111]+[.N111]+[.M111]+[.L111]+[.K111]+[.J111]+[.I111]+[.H111]+[.G111]+[.F111]+[.E111]+[.D11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mm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2]+[.W112]+[.V112]+[.U112]+[.T112]+[.S112]+[.R112]+[.Q112]+[.P112]+[.O112]+[.N112]+[.M112]+[.L112]+[.K112]+[.J112]+[.I112]+[.H112]+[.G112]+[.F112]+[.E112]+[.D11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3]+[.W113]+[.V113]+[.U113]+[.T113]+[.S113]+[.R113]+[.Q113]+[.P113]+[.O113]+[.N113]+[.M113]+[.L113]+[.K113]+[.J113]+[.I113]+[.H113]+[.G113]+[.F113]+[.E113]+[.D113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ngelo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14]+[.W114]+[.V114]+[.U114]+[.T114]+[.S114]+[.R114]+[.Q114]+[.P114]+[.O114]+[.N114]+[.M114]+[.L114]+[.K114]+[.J114]+[.I114]+[.H114]+[.G114]+[.F114]+[.E114]+[.D114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rwen en Aerd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5]+[.W115]+[.V115]+[.U115]+[.T115]+[.S115]+[.R115]+[.Q115]+[.P115]+[.O115]+[.N115]+[.M115]+[.L115]+[.K115]+[.J115]+[.I115]+[.H115]+[.G115]+[.F115]+[.E115]+[.D115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rwijn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0"/>
          <table:table-cell table:formula="of:=[.X117]+[.W117]+[.V117]+[.U117]+[.T117]+[.S117]+[.R117]+[.Q117]+[.P117]+[.O117]+[.N117]+[.M117]+[.L117]+[.K117]+[.J117]+[.I117]+[.H117]+[.G117]+[.F117]+[.E117]+[.D117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ter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8]+[.W118]+[.V118]+[.U118]+[.T118]+[.S118]+[.R118]+[.Q118]+[.P118]+[.O118]+[.N118]+[.M118]+[.L118]+[.K118]+[.J118]+[.I118]+[.H118]+[.G118]+[.F118]+[.E118]+[.D118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9]+[.W119]+[.V119]+[.U119]+[.T119]+[.S119]+[.R119]+[.Q119]+[.P119]+[.O119]+[.N119]+[.M119]+[.L119]+[.K119]+[.J119]+[.I119]+[.H119]+[.G119]+[.F119]+[.E119]+[.D11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um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20]+[.W120]+[.V120]+[.U120]+[.T120]+[.S120]+[.R120]+[.Q120]+[.P120]+[.O120]+[.N120]+[.M120]+[.L120]+[.K120]+[.J120]+[.I120]+[.H120]+[.G120]+[.F120]+[.E120]+[.D120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oevelak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1]+[.W121]+[.V121]+[.U121]+[.T121]+[.S121]+[.R121]+[.Q121]+[.P121]+[.O121]+[.N121]+[.M121]+[.L121]+[.K121]+[.J121]+[.I121]+[.H121]+[.G121]+[.F121]+[.E121]+[.D12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orss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22]+[.W122]+[.V122]+[.U122]+[.T122]+[.S122]+[.R122]+[.Q122]+[.P122]+[.O122]+[.N122]+[.M122]+[.L122]+[.K122]+[.J122]+[.I122]+[.H122]+[.G122]+[.F122]+[.E122]+[.D122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uiss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3]+[.W123]+[.V123]+[.U123]+[.T123]+[.S123]+[.R123]+[.Q123]+[.P123]+[.O123]+[.N123]+[.M123]+[.L123]+[.K123]+[.J123]+[.I123]+[.H123]+[.G123]+[.F123]+[.E123]+[.D12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4]+[.W124]+[.V124]+[.U124]+[.T124]+[.S124]+[.R124]+[.Q124]+[.P124]+[.O124]+[.N124]+[.M124]+[.L124]+[.K124]+[.J124]+[.I124]+[.H124]+[.G124]+[.F124]+[.E124]+[.D12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ummelo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5]+[.W125]+[.V125]+[.U125]+[.T125]+[.S125]+[.R125]+[.Q125]+[.P125]+[.O125]+[.N125]+[.M125]+[.L125]+[.K125]+[.J125]+[.I125]+[.H125]+[.G125]+[.F125]+[.E125]+[.D12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26]+[.W126]+[.V126]+[.U126]+[.T126]+[.S126]+[.R126]+[.Q126]+[.P126]+[.O126]+[.N126]+[.M126]+[.L126]+[.K126]+[.J126]+[.I126]+[.H126]+[.G126]+[.F126]+[.E126]+[.D126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127]+[.W127]+[.V127]+[.U127]+[.T127]+[.S127]+[.R127]+[.Q127]+[.P127]+[.O127]+[.N127]+[.M127]+[.L127]+[.K127]+[.J127]+[.I127]+[.H127]+[.G127]+[.F127]+[.E127]+[.D12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urwen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8]+[.W128]+[.V128]+[.U128]+[.T128]+[.S128]+[.R128]+[.Q128]+[.P128]+[.O128]+[.N128]+[.M128]+[.L128]+[.K128]+[.J128]+[.I128]+[.H128]+[.G128]+[.F128]+[.E128]+[.D12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29]+[.W129]+[.V129]+[.U129]+[.T129]+[.S129]+[.R129]+[.Q129]+[.P129]+[.O129]+[.N129]+[.M129]+[.L129]+[.K129]+[.J129]+[.I129]+[.H129]+[.G129]+[.F129]+[.E129]+[.D129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Kester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0]+[.W130]+[.V130]+[.U130]+[.T130]+[.S130]+[.R130]+[.Q130]+[.P130]+[.O130]+[.N130]+[.M130]+[.L130]+[.K130]+[.J130]+[.I130]+[.H130]+[.G130]+[.F130]+[.E130]+[.D13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Lar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32]+[.W132]+[.V132]+[.U132]+[.T132]+[.S132]+[.R132]+[.Q132]+[.P132]+[.O132]+[.N132]+[.M132]+[.L132]+[.K132]+[.J132]+[.I132]+[.H132]+[.G132]+[.F132]+[.E132]+[.D132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33]+[.W133]+[.V133]+[.U133]+[.T133]+[.S133]+[.R133]+[.Q133]+[.P133]+[.O133]+[.N133]+[.M133]+[.L133]+[.K133]+[.J133]+[.I133]+[.H133]+[.G133]+[.F133]+[.E133]+[.D133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Lichtenvoor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34]+[.W134]+[.V134]+[.U134]+[.T134]+[.S134]+[.R134]+[.Q134]+[.P134]+[.O134]+[.N134]+[.M134]+[.L134]+[.K134]+[.J134]+[.I134]+[.H134]+[.G134]+[.F134]+[.E134]+[.D134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5]+[.W135]+[.V135]+[.U135]+[.T135]+[.S135]+[.R135]+[.Q135]+[.P135]+[.O135]+[.N135]+[.M135]+[.L135]+[.K135]+[.J135]+[.I135]+[.H135]+[.G135]+[.F135]+[.E135]+[.D135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Liend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6]+[.W136]+[.V136]+[.U136]+[.T136]+[.S136]+[.R136]+[.Q136]+[.P136]+[.O136]+[.N136]+[.M136]+[.L136]+[.K136]+[.J136]+[.I136]+[.H136]+[.G136]+[.F136]+[.E136]+[.D136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table:formula="of:=[.X137]+[.W137]+[.V137]+[.U137]+[.T137]+[.S137]+[.R137]+[.Q137]+[.P137]+[.O137]+[.N137]+[.M137]+[.L137]+[.K137]+[.J137]+[.I137]+[.H137]+[.G137]+[.F137]+[.E137]+[.D137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Lochem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8]+[.W138]+[.V138]+[.U138]+[.T138]+[.S138]+[.R138]+[.Q138]+[.P138]+[.O138]+[.N138]+[.M138]+[.L138]+[.K138]+[.J138]+[.I138]+[.H138]+[.G138]+[.F138]+[.E138]+[.D13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9]+[.W139]+[.V139]+[.U139]+[.T139]+[.S139]+[.R139]+[.Q139]+[.P139]+[.O139]+[.N139]+[.M139]+[.L139]+[.K139]+[.J139]+[.I139]+[.H139]+[.G139]+[.F139]+[.E139]+[.D139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table:formula="of:=[.X140]+[.W140]+[.V140]+[.U140]+[.T140]+[.S140]+[.R140]+[.Q140]+[.P140]+[.O140]+[.N140]+[.M140]+[.L140]+[.K140]+[.J140]+[.I140]+[.H140]+[.G140]+[.F140]+[.E140]+[.D140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auri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1]+[.W141]+[.V141]+[.U141]+[.T141]+[.S141]+[.R141]+[.Q141]+[.P141]+[.O141]+[.N141]+[.M141]+[.L141]+[.K141]+[.J141]+[.I141]+[.H141]+[.G141]+[.F141]+[.E141]+[.D14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142]+[.W142]+[.V142]+[.U142]+[.T142]+[.S142]+[.R142]+[.Q142]+[.P142]+[.O142]+[.N142]+[.M142]+[.L142]+[.K142]+[.J142]+[.I142]+[.H142]+[.G142]+[.F142]+[.E142]+[.D14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illin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3]+[.W143]+[.V143]+[.U143]+[.T143]+[.S143]+[.R143]+[.Q143]+[.P143]+[.O143]+[.N143]+[.M143]+[.L143]+[.K143]+[.J143]+[.I143]+[.H143]+[.G143]+[.F143]+[.E143]+[.D14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ederhemer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4]+[.W144]+[.V144]+[.U144]+[.T144]+[.S144]+[.R144]+[.Q144]+[.P144]+[.O144]+[.N144]+[.M144]+[.L144]+[.K144]+[.J144]+[.I144]+[.H144]+[.G144]+[.F144]+[.E144]+[.D14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table:formula="of:=[.X145]+[.W145]+[.V145]+[.U145]+[.T145]+[.S145]+[.R145]+[.Q145]+[.P145]+[.O145]+[.N145]+[.M145]+[.L145]+[.K145]+[.J145]+[.I145]+[.H145]+[.G145]+[.F145]+[.E145]+[.D145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ee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6]+[.W146]+[.V146]+[.U146]+[.T146]+[.S146]+[.R146]+[.Q146]+[.P146]+[.O146]+[.N146]+[.M146]+[.L146]+[.K146]+[.J146]+[.I146]+[.H146]+[.G146]+[.F146]+[.E146]+[.D14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ijker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147]+[.W147]+[.V147]+[.U147]+[.T147]+[.S147]+[.R147]+[.Q147]+[.P147]+[.O147]+[.N147]+[.M147]+[.L147]+[.K147]+[.J147]+[.I147]+[.H147]+[.G147]+[.F147]+[.E147]+[.D147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X148]+[.W148]+[.V148]+[.U148]+[.T148]+[.S148]+[.R148]+[.Q148]+[.P148]+[.O148]+[.N148]+[.M148]+[.L148]+[.K148]+[.J148]+[.I148]+[.H148]+[.G148]+[.F148]+[.E148]+[.D148]" ns41:value-type="float" table:style-name="TL Data" office:value-type="float" office:value="27">
            <text:p>27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49]+[.W149]+[.V149]+[.U149]+[.T149]+[.S149]+[.R149]+[.Q149]+[.P149]+[.O149]+[.N149]+[.M149]+[.L149]+[.K149]+[.J149]+[.I149]+[.H149]+[.G149]+[.F149]+[.E149]+[.D149]" ns41:value-type="float" table:style-name="TL Data" office:value-type="float" office:value="8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ijmegen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0]+[.W150]+[.V150]+[.U150]+[.T150]+[.S150]+[.R150]+[.Q150]+[.P150]+[.O150]+[.N150]+[.M150]+[.L150]+[.K150]+[.J150]+[.I150]+[.H150]+[.G150]+[.F150]+[.E150]+[.D15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51]+[.W151]+[.V151]+[.U151]+[.T151]+[.S151]+[.R151]+[.Q151]+[.P151]+[.O151]+[.N151]+[.M151]+[.L151]+[.K151]+[.J151]+[.I151]+[.H151]+[.G151]+[.F151]+[.E151]+[.D151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ldebroek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52]+[.W152]+[.V152]+[.U152]+[.T152]+[.S152]+[.R152]+[.Q152]+[.P152]+[.O152]+[.N152]+[.M152]+[.L152]+[.K152]+[.J152]+[.I152]+[.H152]+[.G152]+[.F152]+[.E152]+[.D152]" ns41:value-type="float" table:style-name="TL Data" office:value-type="float" office:value="2">
            <text:p>2</text:p>
          </table:table-cell>
          <table:table-cell ns41:value-type="float" table:style-name="TL Metadata" office:value="320096" office:value-type="float">
            <text:p>320096</text:p>
          </table:table-cell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53]+[.W153]+[.V153]+[.U153]+[.T153]+[.S153]+[.R153]+[.Q153]+[.P153]+[.O153]+[.N153]+[.M153]+[.L153]+[.K153]+[.J153]+[.I153]+[.H153]+[.G153]+[.F153]+[.E153]+[.D153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verassel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54]+[.W154]+[.V154]+[.U154]+[.T154]+[.S154]+[.R154]+[.Q154]+[.P154]+[.O154]+[.N154]+[.M154]+[.L154]+[.K154]+[.J154]+[.I154]+[.H154]+[.G154]+[.F154]+[.E154]+[.D154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Pannerd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X155]+[.W155]+[.V155]+[.U155]+[.T155]+[.S155]+[.R155]+[.Q155]+[.P155]+[.O155]+[.N155]+[.M155]+[.L155]+[.K155]+[.J155]+[.I155]+[.H155]+[.G155]+[.F155]+[.E155]+[.D15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6]+[.W156]+[.V156]+[.U156]+[.T156]+[.S156]+[.R156]+[.Q156]+[.P156]+[.O156]+[.N156]+[.M156]+[.L156]+[.K156]+[.J156]+[.I156]+[.H156]+[.G156]+[.F156]+[.E156]+[.D15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Poederoij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57]+[.W157]+[.V157]+[.U157]+[.T157]+[.S157]+[.R157]+[.Q157]+[.P157]+[.O157]+[.N157]+[.M157]+[.L157]+[.K157]+[.J157]+[.I157]+[.H157]+[.G157]+[.F157]+[.E157]+[.D157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Putt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58]+[.W158]+[.V158]+[.U158]+[.T158]+[.S158]+[.R158]+[.Q158]+[.P158]+[.O158]+[.N158]+[.M158]+[.L158]+[.K158]+[.J158]+[.I158]+[.H158]+[.G158]+[.F158]+[.E158]+[.D158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Renkum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X159]+[.W159]+[.V159]+[.U159]+[.T159]+[.S159]+[.R159]+[.Q159]+[.P159]+[.O159]+[.N159]+[.M159]+[.L159]+[.K159]+[.J159]+[.I159]+[.H159]+[.G159]+[.F159]+[.E159]+[.D159]" ns41:value-type="float" table:style-name="TL Data" office:value-type="float" office:value="10">
            <text:p>10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60]+[.W160]+[.V160]+[.U160]+[.T160]+[.S160]+[.R160]+[.Q160]+[.P160]+[.O160]+[.N160]+[.M160]+[.L160]+[.K160]+[.J160]+[.I160]+[.H160]+[.G160]+[.F160]+[.E160]+[.D160]" ns41:value-type="float" table:style-name="TL Data" office:value-type="float" office:value="6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Rhed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1]+[.W161]+[.V161]+[.U161]+[.T161]+[.S161]+[.R161]+[.Q161]+[.P161]+[.O161]+[.N161]+[.M161]+[.L161]+[.K161]+[.J161]+[.I161]+[.H161]+[.G161]+[.F161]+[.E161]+[.D161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62]+[.W162]+[.V162]+[.U162]+[.T162]+[.S162]+[.R162]+[.Q162]+[.P162]+[.O162]+[.N162]+[.M162]+[.L162]+[.K162]+[.J162]+[.I162]+[.H162]+[.G162]+[.F162]+[.E162]+[.D162]" ns41:value-type="float" table:style-name="TL Data" office:value-type="float" office:value="8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3]+[.W163]+[.V163]+[.U163]+[.T163]+[.S163]+[.R163]+[.Q163]+[.P163]+[.O163]+[.N163]+[.M163]+[.L163]+[.K163]+[.J163]+[.I163]+[.H163]+[.G163]+[.F163]+[.E163]+[.D163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Rosendaa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4]+[.W164]+[.V164]+[.U164]+[.T164]+[.S164]+[.R164]+[.Q164]+[.P164]+[.O164]+[.N164]+[.M164]+[.L164]+[.K164]+[.J164]+[.I164]+[.H164]+[.G164]+[.F164]+[.E164]+[.D16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Ruurlo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5]+[.W165]+[.V165]+[.U165]+[.T165]+[.S165]+[.R165]+[.Q165]+[.P165]+[.O165]+[.N165]+[.M165]+[.L165]+[.K165]+[.J165]+[.I165]+[.H165]+[.G165]+[.F165]+[.E165]+[.D16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cherpenz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6]+[.W166]+[.V166]+[.U166]+[.T166]+[.S166]+[.R166]+[.Q166]+[.P166]+[.O166]+[.N166]+[.M166]+[.L166]+[.K166]+[.J166]+[.I166]+[.H166]+[.G166]+[.F166]+[.E166]+[.D16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7]+[.W167]+[.V167]+[.U167]+[.T167]+[.S167]+[.R167]+[.Q167]+[.P167]+[.O167]+[.N167]+[.M167]+[.L167]+[.K167]+[.J167]+[.I167]+[.H167]+[.G167]+[.F167]+[.E167]+[.D16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teender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X168]+[.W168]+[.V168]+[.U168]+[.T168]+[.S168]+[.R168]+[.Q168]+[.P168]+[.O168]+[.N168]+[.M168]+[.L168]+[.K168]+[.J168]+[.I168]+[.H168]+[.G168]+[.F168]+[.E168]+[.D168]" ns41:value-type="float" table:style-name="TL Data" office:value-type="float" office:value="8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iel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69]+[.W169]+[.V169]+[.U169]+[.T169]+[.S169]+[.R169]+[.Q169]+[.P169]+[.O169]+[.N169]+[.M169]+[.L169]+[.K169]+[.J169]+[.I169]+[.H169]+[.G169]+[.F169]+[.E169]+[.D169]" ns41:value-type="float" table:style-name="TL Data" office:value-type="float" office:value="13">
            <text:p>1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170]+[.W170]+[.V170]+[.U170]+[.T170]+[.S170]+[.R170]+[.Q170]+[.P170]+[.O170]+[.N170]+[.M170]+[.L170]+[.K170]+[.J170]+[.I170]+[.H170]+[.G170]+[.F170]+[.E170]+[.D17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Ubber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1]+[.W171]+[.V171]+[.U171]+[.T171]+[.S171]+[.R171]+[.Q171]+[.P171]+[.O171]+[.N171]+[.M171]+[.L171]+[.K171]+[.J171]+[.I171]+[.H171]+[.G171]+[.F171]+[.E171]+[.D17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al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2]+[.W172]+[.V172]+[.U172]+[.T172]+[.S172]+[.R172]+[.Q172]+[.P172]+[.O172]+[.N172]+[.M172]+[.L172]+[.K172]+[.J172]+[.I172]+[.H172]+[.G172]+[.F172]+[.E172]+[.D17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arik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3]+[.W173]+[.V173]+[.U173]+[.T173]+[.S173]+[.R173]+[.Q173]+[.P173]+[.O173]+[.N173]+[.M173]+[.L173]+[.K173]+[.J173]+[.I173]+[.H173]+[.G173]+[.F173]+[.E173]+[.D17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74]+[.W174]+[.V174]+[.U174]+[.T174]+[.S174]+[.R174]+[.Q174]+[.P174]+[.O174]+[.N174]+[.M174]+[.L174]+[.K174]+[.J174]+[.I174]+[.H174]+[.G174]+[.F174]+[.E174]+[.D174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oors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table:formula="of:=[.X175]+[.W175]+[.V175]+[.U175]+[.T175]+[.S175]+[.R175]+[.Q175]+[.P175]+[.O175]+[.N175]+[.M175]+[.L175]+[.K175]+[.J175]+[.I175]+[.H175]+[.G175]+[.F175]+[.E175]+[.D175]" ns41:value-type="float" table:style-name="TL Data" office:value-type="float" office:value="11">
            <text:p>1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6]+[.W176]+[.V176]+[.U176]+[.T176]+[.S176]+[.R176]+[.Q176]+[.P176]+[.O176]+[.N176]+[.M176]+[.L176]+[.K176]+[.J176]+[.I176]+[.H176]+[.G176]+[.F176]+[.E176]+[.D17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7]+[.W177]+[.V177]+[.U177]+[.T177]+[.S177]+[.R177]+[.Q177]+[.P177]+[.O177]+[.N177]+[.M177]+[.L177]+[.K177]+[.J177]+[.I177]+[.H177]+[.G177]+[.F177]+[.E177]+[.D17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orden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8]+[.W178]+[.V178]+[.U178]+[.T178]+[.S178]+[.R178]+[.Q178]+[.P178]+[.O178]+[.N178]+[.M178]+[.L178]+[.K178]+[.J178]+[.I178]+[.H178]+[.G178]+[.F178]+[.E178]+[.D17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79]+[.W179]+[.V179]+[.U179]+[.T179]+[.S179]+[.R179]+[.Q179]+[.P179]+[.O179]+[.N179]+[.M179]+[.L179]+[.K179]+[.J179]+[.I179]+[.H179]+[.G179]+[.F179]+[.E179]+[.D179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ur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2" office:value-type="float">
            <text:p>12</text:p>
          </table:table-cell>
          <table:table-cell table:formula="of:=[.X180]+[.W180]+[.V180]+[.U180]+[.T180]+[.S180]+[.R180]+[.Q180]+[.P180]+[.O180]+[.N180]+[.M180]+[.L180]+[.K180]+[.J180]+[.I180]+[.H180]+[.G180]+[.F180]+[.E180]+[.D180]" ns41:value-type="float" table:style-name="TL Data" office:value-type="float" office:value="12">
            <text:p>1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aardenburg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1]+[.W181]+[.V181]+[.U181]+[.T181]+[.S181]+[.R181]+[.Q181]+[.P181]+[.O181]+[.N181]+[.M181]+[.L181]+[.K181]+[.J181]+[.I181]+[.H181]+[.G181]+[.F181]+[.E181]+[.D18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adenoij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2]+[.W182]+[.V182]+[.U182]+[.T182]+[.S182]+[.R182]+[.Q182]+[.P182]+[.O182]+[.N182]+[.M182]+[.L182]+[.K182]+[.J182]+[.I182]+[.H182]+[.G182]+[.F182]+[.E182]+[.D18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X183]+[.W183]+[.V183]+[.U183]+[.T183]+[.S183]+[.R183]+[.Q183]+[.P183]+[.O183]+[.N183]+[.M183]+[.L183]+[.K183]+[.J183]+[.I183]+[.H183]+[.G183]+[.F183]+[.E183]+[.D183]" ns41:value-type="float" table:style-name="TL Data" office:value-type="float" office:value="10">
            <text:p>10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ageningen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184]+[.W184]+[.V184]+[.U184]+[.T184]+[.S184]+[.R184]+[.Q184]+[.P184]+[.O184]+[.N184]+[.M184]+[.L184]+[.K184]+[.J184]+[.I184]+[.H184]+[.G184]+[.F184]+[.E184]+[.D18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85]+[.W185]+[.V185]+[.U185]+[.T185]+[.S185]+[.R185]+[.Q185]+[.P185]+[.O185]+[.N185]+[.M185]+[.L185]+[.K185]+[.J185]+[.I185]+[.H185]+[.G185]+[.F185]+[.E185]+[.D185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6]+[.W186]+[.V186]+[.U186]+[.T186]+[.S186]+[.R186]+[.Q186]+[.P186]+[.O186]+[.N186]+[.M186]+[.L186]+[.K186]+[.J186]+[.I186]+[.H186]+[.G186]+[.F186]+[.E186]+[.D18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am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87]+[.W187]+[.V187]+[.U187]+[.T187]+[.S187]+[.R187]+[.Q187]+[.P187]+[.O187]+[.N187]+[.M187]+[.L187]+[.K187]+[.J187]+[.I187]+[.H187]+[.G187]+[.F187]+[.E187]+[.D187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8]+[.W188]+[.V188]+[.U188]+[.T188]+[.S188]+[.R188]+[.Q188]+[.P188]+[.O188]+[.N188]+[.M188]+[.L188]+[.K188]+[.J188]+[.I188]+[.H188]+[.G188]+[.F188]+[.E188]+[.D18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arnsvel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89]+[.W189]+[.V189]+[.U189]+[.T189]+[.S189]+[.R189]+[.Q189]+[.P189]+[.O189]+[.N189]+[.M189]+[.L189]+[.K189]+[.J189]+[.I189]+[.H189]+[.G189]+[.F189]+[.E189]+[.D189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eh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90]+[.W190]+[.V190]+[.U190]+[.T190]+[.S190]+[.R190]+[.Q190]+[.P190]+[.O190]+[.N190]+[.M190]+[.L190]+[.K190]+[.J190]+[.I190]+[.H190]+[.G190]+[.F190]+[.E190]+[.D190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1]+[.W191]+[.V191]+[.U191]+[.T191]+[.S191]+[.R191]+[.Q191]+[.P191]+[.O191]+[.N191]+[.M191]+[.L191]+[.K191]+[.J191]+[.I191]+[.H191]+[.G191]+[.F191]+[.E191]+[.D19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estervoort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2]+[.W192]+[.V192]+[.U192]+[.T192]+[.S192]+[.R192]+[.Q192]+[.P192]+[.O192]+[.N192]+[.M192]+[.L192]+[.K192]+[.J192]+[.I192]+[.H192]+[.G192]+[.F192]+[.E192]+[.D192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7" office:value-type="float">
            <office:annotation draw:style-name="gr1" svg:height="1.927cm" draw:caption-point-y="1.174cm" svg:width="3.132cm" svg:x="32.591cm" draw:caption-point-x="-0.532cm" svg:y="89.19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leesbaar</text:span></text:p>
            </office:annotation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93]+[.W193]+[.V193]+[.U193]+[.T193]+[.S193]+[.R193]+[.Q193]+[.P193]+[.O193]+[.N193]+[.M193]+[.L193]+[.K193]+[.J193]+[.I193]+[.H193]+[.G193]+[.F193]+[.E193]+[.D193]" ns41:value-type="float" table:style-name="TL Data" office:value-type="float" office:value="10">
            <text:p>10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nterswijk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4]+[.W194]+[.V194]+[.U194]+[.T194]+[.S194]+[.R194]+[.Q194]+[.P194]+[.O194]+[.N194]+[.M194]+[.L194]+[.K194]+[.J194]+[.I194]+[.H194]+[.G194]+[.F194]+[.E194]+[.D19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X195]+[.W195]+[.V195]+[.U195]+[.T195]+[.S195]+[.R195]+[.Q195]+[.P195]+[.O195]+[.N195]+[.M195]+[.L195]+[.K195]+[.J195]+[.I195]+[.H195]+[.G195]+[.F195]+[.E195]+[.D195]" ns41:value-type="float" table:style-name="TL Data" office:value-type="float" office:value="8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96]+[.W196]+[.V196]+[.U196]+[.T196]+[.S196]+[.R196]+[.Q196]+[.P196]+[.O196]+[.N196]+[.M196]+[.L196]+[.K196]+[.J196]+[.I196]+[.H196]+[.G196]+[.F196]+[.E196]+[.D196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sch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97]+[.W197]+[.V197]+[.U197]+[.T197]+[.S197]+[.R197]+[.Q197]+[.P197]+[.O197]+[.N197]+[.M197]+[.L197]+[.K197]+[.J197]+[.I197]+[.H197]+[.G197]+[.F197]+[.E197]+[.D197]" ns41:value-type="float" table:style-name="TL Data" office:value-type="float" office:value="12">
            <text:p>1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jch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98]+[.W198]+[.V198]+[.U198]+[.T198]+[.S198]+[.R198]+[.Q198]+[.P198]+[.O198]+[.N198]+[.M198]+[.L198]+[.K198]+[.J198]+[.I198]+[.H198]+[.G198]+[.F198]+[.E198]+[.D198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Yzerdoor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9]+[.W199]+[.V199]+[.U199]+[.T199]+[.S199]+[.R199]+[.Q199]+[.P199]+[.O199]+[.N199]+[.M199]+[.L199]+[.K199]+[.J199]+[.I199]+[.H199]+[.G199]+[.F199]+[.E199]+[.D19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0]+[.W200]+[.V200]+[.U200]+[.T200]+[.S200]+[.R200]+[.Q200]+[.P200]+[.O200]+[.N200]+[.M200]+[.L200]+[.K200]+[.J200]+[.I200]+[.H200]+[.G200]+[.F200]+[.E200]+[.D20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Zelhe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201]+[.W201]+[.V201]+[.U201]+[.T201]+[.S201]+[.R201]+[.Q201]+[.P201]+[.O201]+[.N201]+[.M201]+[.L201]+[.K201]+[.J201]+[.I201]+[.H201]+[.G201]+[.F201]+[.E201]+[.D201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Zevenaar <text:s text:c="62"/>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02]+[.W202]+[.V202]+[.U202]+[.T202]+[.S202]+[.R202]+[.Q202]+[.P202]+[.O202]+[.N202]+[.M202]+[.L202]+[.K202]+[.J202]+[.I202]+[.H202]+[.G202]+[.F202]+[.E202]+[.D202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03]+[.W203]+[.V203]+[.U203]+[.T203]+[.S203]+[.R203]+[.Q203]+[.P203]+[.O203]+[.N203]+[.M203]+[.L203]+[.K203]+[.J203]+[.I203]+[.H203]+[.G203]+[.F203]+[.E203]+[.D20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Zoel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4]+[.W204]+[.V204]+[.U204]+[.T204]+[.S204]+[.R204]+[.Q204]+[.P204]+[.O204]+[.N204]+[.M204]+[.L204]+[.K204]+[.J204]+[.I204]+[.H204]+[.G204]+[.F204]+[.E204]+[.D20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Zuiliche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5]+[.W205]+[.V205]+[.U205]+[.T205]+[.S205]+[.R205]+[.Q205]+[.P205]+[.O205]+[.N205]+[.M205]+[.L205]+[.K205]+[.J205]+[.I205]+[.H205]+[.G205]+[.F205]+[.E205]+[.D20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[.X206]+[.W206]+[.V206]+[.U206]+[.T206]+[.S206]+[.R206]+[.Q206]+[.P206]+[.O206]+[.N206]+[.M206]+[.L206]+[.K206]+[.J206]+[.I206]+[.H206]+[.G206]+[.F206]+[.E206]+[.D206]" ns41:value-type="float" table:style-name="TL Data" office:value-type="float" office:value="23">
            <text:p>2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Zutphen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207]+[.W207]+[.V207]+[.U207]+[.T207]+[.S207]+[.R207]+[.Q207]+[.P207]+[.O207]+[.N207]+[.M207]+[.L207]+[.K207]+[.J207]+[.I207]+[.H207]+[.G207]+[.F207]+[.E207]+[.D207]" ns41:value-type="float" table:style-name="TL Data" office:value-type="float" office:value="7">
            <text:p>7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208]+[.W208]+[.V208]+[.U208]+[.T208]+[.S208]+[.R208]+[.Q208]+[.P208]+[.O208]+[.N208]+[.M208]+[.L208]+[.K208]+[.J208]+[.I208]+[.H208]+[.G208]+[.F208]+[.E208]+[.D208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formula="of:=[.D206]+[.D203]+[.D200]+[.D196]+[.D193]+[.D191]+[.D188]+[.D186]+[.D183]+[.D182]+[.D176]+[.D174]+[.D170]+[.D169]+[.D167]+[.D165]+[.D161]+[.D159]+[.D157]+[.D155]+[.D148]+[.D145]+[.D142]+[.D140]+[.D137]+[.D135]+[.D133]+[.D131]+[.D129]+[.D127]+[.D124]+[.D119]+[.D117]+[.D113]+[.D111]+[.D109]+[.D107]+[.D106]+[.D104]+[.D102]+[.D100]+[.D98]+[.D96]+[.D94]+[.D92]+[.D83]+[.D81]+[.D79]+[.D75]+[.D73]+[.D70]+[.D68]+[.D65]+[.D63]+[.D59]+[.D55]+[.D53]+[.D51]+[.D48]+[.D45]+[.D40]+[.D36]+[.D33]+[.D26]+[.D21]+[.D16]+[.D14]+[.D10]+[.D8]" ns41:value-type="float" table:style-name="TL Data" office:value-type="float" office:value="48">
            <text:p>48</text:p>
          </table:table-cell>
          <table:table-cell table:formula="of:=[.E206]+[.E203]+[.E200]+[.E196]+[.E193]+[.E191]+[.E188]+[.E186]+[.E183]+[.E182]+[.E176]+[.E174]+[.E170]+[.E169]+[.E167]+[.E165]+[.E161]+[.E159]+[.E157]+[.E155]+[.E148]+[.E145]+[.E142]+[.E140]+[.E137]+[.E135]+[.E133]+[.E131]+[.E129]+[.E127]+[.E124]+[.E119]+[.E117]+[.E113]+[.E111]+[.E109]+[.E107]+[.E106]+[.E104]+[.E102]+[.E100]+[.E98]+[.E96]+[.E94]+[.E92]+[.E83]+[.E81]+[.E79]+[.E75]+[.E73]+[.E70]+[.E68]+[.E65]+[.E63]+[.E59]+[.E55]+[.E53]+[.E51]+[.E48]+[.E45]+[.E40]+[.E36]+[.E33]+[.E26]+[.E21]+[.E16]+[.E14]+[.E10]+[.E8]" ns41:value-type="float" table:style-name="TL Data" office:value-type="float" office:value="4">
            <text:p>4</text:p>
          </table:table-cell>
          <table:table-cell table:formula="of:=[.F206]+[.F203]+[.F200]+[.F196]+[.F193]+[.F191]+[.F188]+[.F186]+[.F183]+[.F182]+[.F176]+[.F174]+[.F170]+[.F169]+[.F167]+[.F165]+[.F161]+[.F159]+[.F157]+[.F155]+[.F148]+[.F145]+[.F142]+[.F140]+[.F137]+[.F135]+[.F133]+[.F131]+[.F129]+[.F127]+[.F124]+[.F119]+[.F117]+[.F113]+[.F111]+[.F109]+[.F107]+[.F106]+[.F104]+[.F102]+[.F100]+[.F98]+[.F96]+[.F94]+[.F92]+[.F83]+[.F81]+[.F79]+[.F75]+[.F73]+[.F70]+[.F68]+[.F65]+[.F63]+[.F59]+[.F55]+[.F53]+[.F51]+[.F48]+[.F45]+[.F40]+[.F36]+[.F33]+[.F26]+[.F21]+[.F16]+[.F14]+[.F10]+[.F8]" ns41:value-type="float" table:style-name="TL Data" office:value-type="float" office:value="5">
            <text:p>5</text:p>
          </table:table-cell>
          <table:table-cell table:formula="of:=[.G206]+[.G203]+[.G200]+[.G196]+[.G193]+[.G191]+[.G188]+[.G186]+[.G183]+[.G182]+[.G176]+[.G174]+[.G170]+[.G169]+[.G167]+[.G165]+[.G161]+[.G159]+[.G157]+[.G155]+[.G148]+[.G145]+[.G142]+[.G140]+[.G137]+[.G135]+[.G133]+[.G131]+[.G129]+[.G127]+[.G124]+[.G119]+[.G117]+[.G113]+[.G111]+[.G109]+[.G107]+[.G106]+[.G104]+[.G102]+[.G100]+[.G98]+[.G96]+[.G94]+[.G92]+[.G83]+[.G81]+[.G79]+[.G75]+[.G73]+[.G70]+[.G68]+[.G65]+[.G63]+[.G59]+[.G55]+[.G53]+[.G51]+[.G48]+[.G45]+[.G40]+[.G36]+[.G33]+[.G26]+[.G21]+[.G16]+[.G14]+[.G10]+[.G8]" ns41:value-type="float" table:style-name="TL Data" office:value-type="float" office:value="2">
            <text:p>2</text:p>
          </table:table-cell>
          <table:table-cell table:formula="of:=[.H206]+[.H203]+[.H200]+[.H196]+[.H193]+[.H191]+[.H188]+[.H186]+[.H183]+[.H182]+[.H176]+[.H174]+[.H170]+[.H169]+[.H167]+[.H165]+[.H161]+[.H159]+[.H157]+[.H155]+[.H148]+[.H145]+[.H142]+[.H140]+[.H137]+[.H135]+[.H133]+[.H131]+[.H129]+[.H127]+[.H124]+[.H119]+[.H117]+[.H113]+[.H111]+[.H109]+[.H107]+[.H106]+[.H104]+[.H102]+[.H100]+[.H98]+[.H96]+[.H94]+[.H92]+[.H83]+[.H81]+[.H79]+[.H75]+[.H73]+[.H70]+[.H68]+[.H65]+[.H63]+[.H59]+[.H55]+[.H53]+[.H51]+[.H48]+[.H45]+[.H40]+[.H36]+[.H33]+[.H26]+[.H21]+[.H16]+[.H14]+[.H10]+[.H8]" ns41:value-type="float" table:style-name="TL Data" office:value-type="float" office:value="12">
            <office:annotation draw:style-name="gr1" svg:height="1.926cm" draw:caption-point-y="1.174cm" svg:width="3.132cm" svg:x="16.938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3</text:span></text:p>
            </office:annotation>
            <text:p>12</text:p>
          </table:table-cell>
          <table:table-cell table:formula="of:=[.I206]+[.I203]+[.I200]+[.I196]+[.I193]+[.I191]+[.I188]+[.I186]+[.I183]+[.I182]+[.I176]+[.I174]+[.I170]+[.I169]+[.I167]+[.I165]+[.I161]+[.I159]+[.I157]+[.I155]+[.I148]+[.I145]+[.I142]+[.I140]+[.I137]+[.I135]+[.I133]+[.I131]+[.I129]+[.I127]+[.I124]+[.I119]+[.I117]+[.I113]+[.I111]+[.I109]+[.I107]+[.I106]+[.I104]+[.I102]+[.I100]+[.I98]+[.I96]+[.I94]+[.I92]+[.I83]+[.I81]+[.I79]+[.I75]+[.I73]+[.I70]+[.I68]+[.I65]+[.I63]+[.I59]+[.I55]+[.I53]+[.I51]+[.I48]+[.I45]+[.I40]+[.I36]+[.I33]+[.I26]+[.I21]+[.I16]+[.I14]+[.I10]+[.I8]" ns41:value-type="float" table:style-name="TL Data" office:value-type="float" office:value="13">
            <text:p>13</text:p>
          </table:table-cell>
          <table:table-cell table:formula="of:=[.J206]+[.J203]+[.J200]+[.J196]+[.J193]+[.J191]+[.J188]+[.J186]+[.J183]+[.J182]+[.J176]+[.J174]+[.J170]+[.J169]+[.J167]+[.J165]+[.J161]+[.J159]+[.J157]+[.J155]+[.J148]+[.J145]+[.J142]+[.J140]+[.J137]+[.J135]+[.J133]+[.J131]+[.J129]+[.J127]+[.J124]+[.J119]+[.J117]+[.J113]+[.J111]+[.J109]+[.J107]+[.J106]+[.J104]+[.J102]+[.J100]+[.J98]+[.J96]+[.J94]+[.J92]+[.J83]+[.J81]+[.J79]+[.J75]+[.J73]+[.J70]+[.J68]+[.J65]+[.J63]+[.J59]+[.J55]+[.J53]+[.J51]+[.J48]+[.J45]+[.J40]+[.J36]+[.J33]+[.J26]+[.J21]+[.J16]+[.J14]+[.J10]+[.J8]" ns41:value-type="float" table:style-name="TL Data" office:value-type="float" office:value="0">
            <text:p>0</text:p>
          </table:table-cell>
          <table:table-cell table:formula="of:=[.K206]+[.K203]+[.K200]+[.K196]+[.K193]+[.K191]+[.K188]+[.K186]+[.K183]+[.K182]+[.K176]+[.K174]+[.K170]+[.K169]+[.K167]+[.K165]+[.K161]+[.K159]+[.K157]+[.K155]+[.K148]+[.K145]+[.K142]+[.K140]+[.K137]+[.K135]+[.K133]+[.K131]+[.K129]+[.K127]+[.K124]+[.K119]+[.K117]+[.K113]+[.K111]+[.K109]+[.K107]+[.K106]+[.K104]+[.K102]+[.K100]+[.K98]+[.K96]+[.K94]+[.K92]+[.K83]+[.K81]+[.K79]+[.K75]+[.K73]+[.K70]+[.K68]+[.K65]+[.K63]+[.K59]+[.K55]+[.K53]+[.K51]+[.K48]+[.K45]+[.K40]+[.K36]+[.K33]+[.K26]+[.K21]+[.K16]+[.K14]+[.K10]+[.K8]" ns41:value-type="float" table:style-name="TL Data" office:value-type="float" office:value="5">
            <text:p>5</text:p>
          </table:table-cell>
          <table:table-cell table:formula="of:=[.L206]+[.L203]+[.L200]+[.L196]+[.L193]+[.L191]+[.L188]+[.L186]+[.L183]+[.L182]+[.L176]+[.L174]+[.L170]+[.L169]+[.L167]+[.L165]+[.L161]+[.L159]+[.L157]+[.L155]+[.L148]+[.L145]+[.L142]+[.L140]+[.L137]+[.L135]+[.L133]+[.L131]+[.L129]+[.L127]+[.L124]+[.L119]+[.L117]+[.L113]+[.L111]+[.L109]+[.L107]+[.L106]+[.L104]+[.L102]+[.L100]+[.L98]+[.L96]+[.L94]+[.L92]+[.L83]+[.L81]+[.L79]+[.L75]+[.L73]+[.L70]+[.L68]+[.L65]+[.L63]+[.L59]+[.L55]+[.L53]+[.L51]+[.L48]+[.L45]+[.L40]+[.L36]+[.L33]+[.L26]+[.L21]+[.L16]+[.L14]+[.L10]+[.L8]" ns41:value-type="float" table:style-name="TL Data" office:value-type="float" office:value="1">
            <text:p>1</text:p>
          </table:table-cell>
          <table:table-cell table:formula="of:=[.M206]+[.M203]+[.M200]+[.M196]+[.M193]+[.M191]+[.M188]+[.M186]+[.M183]+[.M182]+[.M176]+[.M174]+[.M170]+[.M169]+[.M167]+[.M165]+[.M161]+[.M159]+[.M157]+[.M155]+[.M148]+[.M145]+[.M142]+[.M140]+[.M137]+[.M135]+[.M133]+[.M131]+[.M129]+[.M127]+[.M124]+[.M119]+[.M117]+[.M113]+[.M111]+[.M109]+[.M107]+[.M106]+[.M104]+[.M102]+[.M100]+[.M98]+[.M96]+[.M94]+[.M92]+[.M83]+[.M81]+[.M79]+[.M75]+[.M73]+[.M70]+[.M68]+[.M65]+[.M63]+[.M59]+[.M55]+[.M53]+[.M51]+[.M48]+[.M45]+[.M40]+[.M36]+[.M33]+[.M26]+[.M21]+[.M16]+[.M14]+[.M10]+[.M8]" ns41:value-type="float" table:style-name="TL Data" office:value-type="float" office:value="5">
            <office:annotation draw:style-name="gr1" svg:height="1.926cm" draw:caption-point-y="1.174cm" svg:width="3.132cm" svg:x="25.634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</text:span></text:p>
            </office:annotation>
            <text:p>5</text:p>
          </table:table-cell>
          <table:table-cell table:formula="of:=[.N206]+[.N203]+[.N200]+[.N196]+[.N193]+[.N191]+[.N188]+[.N186]+[.N183]+[.N182]+[.N176]+[.N174]+[.N170]+[.N169]+[.N167]+[.N165]+[.N161]+[.N159]+[.N157]+[.N155]+[.N148]+[.N145]+[.N142]+[.N140]+[.N137]+[.N135]+[.N133]+[.N131]+[.N129]+[.N127]+[.N124]+[.N119]+[.N117]+[.N113]+[.N111]+[.N109]+[.N107]+[.N106]+[.N104]+[.N102]+[.N100]+[.N98]+[.N96]+[.N94]+[.N92]+[.N83]+[.N81]+[.N79]+[.N75]+[.N73]+[.N70]+[.N68]+[.N65]+[.N63]+[.N59]+[.N55]+[.N53]+[.N51]+[.N48]+[.N45]+[.N40]+[.N36]+[.N33]+[.N26]+[.N21]+[.N16]+[.N14]+[.N10]+[.N8]" ns41:value-type="float" table:style-name="TL Data" office:value-type="float" office:value="16">
            <office:annotation draw:style-name="gr1" svg:height="1.926cm" draw:caption-point-y="1.174cm" svg:width="3.132cm" svg:x="27.373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9</text:span></text:p>
            </office:annotation>
            <text:p>16</text:p>
          </table:table-cell>
          <table:table-cell table:formula="of:=[.O206]+[.O203]+[.O200]+[.O196]+[.O193]+[.O191]+[.O188]+[.O186]+[.O183]+[.O182]+[.O176]+[.O174]+[.O170]+[.O169]+[.O167]+[.O165]+[.O161]+[.O159]+[.O157]+[.O155]+[.O148]+[.O145]+[.O142]+[.O140]+[.O137]+[.O135]+[.O133]+[.O131]+[.O129]+[.O127]+[.O124]+[.O119]+[.O117]+[.O113]+[.O111]+[.O109]+[.O107]+[.O106]+[.O104]+[.O102]+[.O100]+[.O98]+[.O96]+[.O94]+[.O92]+[.O83]+[.O81]+[.O79]+[.O75]+[.O73]+[.O70]+[.O68]+[.O65]+[.O63]+[.O59]+[.O55]+[.O53]+[.O51]+[.O48]+[.O45]+[.O40]+[.O36]+[.O33]+[.O26]+[.O21]+[.O16]+[.O14]+[.O10]+[.O8]" ns41:value-type="float" table:style-name="TL Data" office:value-type="float" office:value="3">
            <text:p>3</text:p>
          </table:table-cell>
          <table:table-cell table:formula="of:=[.P206]+[.P203]+[.P200]+[.P196]+[.P193]+[.P191]+[.P188]+[.P186]+[.P183]+[.P182]+[.P176]+[.P174]+[.P170]+[.P169]+[.P167]+[.P165]+[.P161]+[.P159]+[.P157]+[.P155]+[.P148]+[.P145]+[.P142]+[.P140]+[.P137]+[.P135]+[.P133]+[.P131]+[.P129]+[.P127]+[.P124]+[.P119]+[.P117]+[.P113]+[.P111]+[.P109]+[.P107]+[.P106]+[.P104]+[.P102]+[.P100]+[.P98]+[.P96]+[.P94]+[.P92]+[.P83]+[.P81]+[.P79]+[.P75]+[.P73]+[.P70]+[.P68]+[.P65]+[.P63]+[.P59]+[.P55]+[.P53]+[.P51]+[.P48]+[.P45]+[.P40]+[.P36]+[.P33]+[.P26]+[.P21]+[.P16]+[.P14]+[.P10]+[.P8]" ns41:value-type="float" table:style-name="TL Data" office:value-type="float" office:value="6">
            <office:annotation draw:style-name="gr1" svg:height="1.926cm" draw:caption-point-y="1.174cm" svg:width="3.132cm" svg:x="30.851cm" draw:caption-point-x="-0.531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</text:span></text:p>
            </office:annotation>
            <text:p>6</text:p>
          </table:table-cell>
          <table:table-cell table:formula="of:=[.Q206]+[.Q203]+[.Q200]+[.Q196]+[.Q193]+[.Q191]+[.Q188]+[.Q186]+[.Q183]+[.Q182]+[.Q176]+[.Q174]+[.Q170]+[.Q169]+[.Q167]+[.Q165]+[.Q161]+[.Q159]+[.Q157]+[.Q155]+[.Q148]+[.Q145]+[.Q142]+[.Q140]+[.Q137]+[.Q135]+[.Q133]+[.Q131]+[.Q129]+[.Q127]+[.Q124]+[.Q119]+[.Q117]+[.Q113]+[.Q111]+[.Q109]+[.Q107]+[.Q106]+[.Q104]+[.Q102]+[.Q100]+[.Q98]+[.Q96]+[.Q94]+[.Q92]+[.Q83]+[.Q81]+[.Q79]+[.Q75]+[.Q73]+[.Q70]+[.Q68]+[.Q65]+[.Q63]+[.Q59]+[.Q55]+[.Q53]+[.Q51]+[.Q48]+[.Q45]+[.Q40]+[.Q36]+[.Q33]+[.Q26]+[.Q21]+[.Q16]+[.Q14]+[.Q10]+[.Q8]" ns41:value-type="float" table:style-name="TL Data" office:value-type="float" office:value="14">
            <office:annotation draw:style-name="gr1" svg:height="1.926cm" draw:caption-point-y="1.174cm" svg:width="3.132cm" svg:x="32.591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</text:span></text:p>
            </office:annotation>
            <text:p>14</text:p>
          </table:table-cell>
          <table:table-cell table:formula="of:=[.R206]+[.R203]+[.R200]+[.R196]+[.R193]+[.R191]+[.R188]+[.R186]+[.R183]+[.R182]+[.R176]+[.R174]+[.R170]+[.R169]+[.R167]+[.R165]+[.R161]+[.R159]+[.R157]+[.R155]+[.R148]+[.R145]+[.R142]+[.R140]+[.R137]+[.R135]+[.R133]+[.R131]+[.R129]+[.R127]+[.R124]+[.R119]+[.R117]+[.R113]+[.R111]+[.R109]+[.R107]+[.R106]+[.R104]+[.R102]+[.R100]+[.R98]+[.R96]+[.R94]+[.R92]+[.R83]+[.R81]+[.R79]+[.R75]+[.R73]+[.R70]+[.R68]+[.R65]+[.R63]+[.R59]+[.R55]+[.R53]+[.R51]+[.R48]+[.R45]+[.R40]+[.R36]+[.R33]+[.R26]+[.R21]+[.R16]+[.R14]+[.R10]+[.R8]" ns41:value-type="float" table:style-name="TL Data" office:value-type="float" office:value="10">
            <text:p>10</text:p>
          </table:table-cell>
          <table:table-cell table:formula="of:=[.S206]+[.S203]+[.S200]+[.S196]+[.S193]+[.S191]+[.S188]+[.S186]+[.S183]+[.S182]+[.S176]+[.S174]+[.S170]+[.S169]+[.S167]+[.S165]+[.S161]+[.S159]+[.S157]+[.S155]+[.S148]+[.S145]+[.S142]+[.S140]+[.S137]+[.S135]+[.S133]+[.S131]+[.S129]+[.S127]+[.S124]+[.S119]+[.S117]+[.S113]+[.S111]+[.S109]+[.S107]+[.S106]+[.S104]+[.S102]+[.S100]+[.S98]+[.S96]+[.S94]+[.S92]+[.S83]+[.S81]+[.S79]+[.S75]+[.S73]+[.S70]+[.S68]+[.S65]+[.S63]+[.S59]+[.S55]+[.S53]+[.S51]+[.S48]+[.S45]+[.S40]+[.S36]+[.S33]+[.S26]+[.S21]+[.S16]+[.S14]+[.S10]+[.S8]" ns41:value-type="float" table:style-name="TL Data" office:value-type="float" office:value="105">
            <office:annotation draw:style-name="gr1" svg:height="1.926cm" draw:caption-point-y="1.174cm" svg:width="3.132cm" svg:x="36.069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10</text:span></text:p>
            </office:annotation>
            <text:p>105</text:p>
          </table:table-cell>
          <table:table-cell table:formula="of:=[.T206]+[.T203]+[.T200]+[.T196]+[.T193]+[.T191]+[.T188]+[.T186]+[.T183]+[.T182]+[.T176]+[.T174]+[.T170]+[.T169]+[.T167]+[.T165]+[.T161]+[.T159]+[.T157]+[.T155]+[.T148]+[.T145]+[.T142]+[.T140]+[.T137]+[.T135]+[.T133]+[.T131]+[.T129]+[.T127]+[.T124]+[.T119]+[.T117]+[.T113]+[.T111]+[.T109]+[.T107]+[.T106]+[.T104]+[.T102]+[.T100]+[.T98]+[.T96]+[.T94]+[.T92]+[.T83]+[.T81]+[.T79]+[.T75]+[.T73]+[.T70]+[.T68]+[.T65]+[.T63]+[.T59]+[.T55]+[.T53]+[.T51]+[.T48]+[.T45]+[.T40]+[.T36]+[.T33]+[.T26]+[.T21]+[.T16]+[.T14]+[.T10]+[.T8]" ns41:value-type="float" table:style-name="TL Data" office:value-type="float" office:value="7">
            <text:p>7</text:p>
          </table:table-cell>
          <table:table-cell table:formula="of:=[.U206]+[.U203]+[.U200]+[.U196]+[.U193]+[.U191]+[.U188]+[.U186]+[.U183]+[.U182]+[.U176]+[.U174]+[.U170]+[.U169]+[.U167]+[.U165]+[.U161]+[.U159]+[.U157]+[.U155]+[.U148]+[.U145]+[.U142]+[.U140]+[.U137]+[.U135]+[.U133]+[.U131]+[.U129]+[.U127]+[.U124]+[.U119]+[.U117]+[.U113]+[.U111]+[.U109]+[.U107]+[.U106]+[.U104]+[.U102]+[.U100]+[.U98]+[.U96]+[.U94]+[.U92]+[.U83]+[.U81]+[.U79]+[.U75]+[.U73]+[.U70]+[.U68]+[.U65]+[.U63]+[.U59]+[.U55]+[.U53]+[.U51]+[.U48]+[.U45]+[.U40]+[.U36]+[.U33]+[.U26]+[.U21]+[.U16]+[.U14]+[.U10]+[.U8]" ns41:value-type="float" table:style-name="TL Data" office:value-type="float" office:value="0">
            <text:p>0</text:p>
          </table:table-cell>
          <table:table-cell table:formula="of:=[.V206]+[.V203]+[.V200]+[.V196]+[.V193]+[.V191]+[.V188]+[.V186]+[.V183]+[.V182]+[.V176]+[.V174]+[.V170]+[.V169]+[.V167]+[.V165]+[.V161]+[.V159]+[.V157]+[.V155]+[.V148]+[.V145]+[.V142]+[.V140]+[.V137]+[.V135]+[.V133]+[.V131]+[.V129]+[.V127]+[.V124]+[.V119]+[.V117]+[.V113]+[.V111]+[.V109]+[.V107]+[.V106]+[.V104]+[.V102]+[.V100]+[.V98]+[.V96]+[.V94]+[.V92]+[.V83]+[.V81]+[.V79]+[.V75]+[.V73]+[.V70]+[.V68]+[.V65]+[.V63]+[.V59]+[.V55]+[.V53]+[.V51]+[.V48]+[.V45]+[.V40]+[.V36]+[.V33]+[.V26]+[.V21]+[.V16]+[.V14]+[.V10]+[.V8]" ns41:value-type="float" table:style-name="TL Data" office:value-type="float" office:value="20">
            <text:p>20</text:p>
          </table:table-cell>
          <table:table-cell table:formula="of:=[.W206]+[.W203]+[.W200]+[.W196]+[.W193]+[.W191]+[.W188]+[.W186]+[.W183]+[.W182]+[.W176]+[.W174]+[.W170]+[.W169]+[.W167]+[.W165]+[.W161]+[.W159]+[.W157]+[.W155]+[.W148]+[.W145]+[.W142]+[.W140]+[.W137]+[.W135]+[.W133]+[.W131]+[.W129]+[.W127]+[.W124]+[.W119]+[.W117]+[.W113]+[.W111]+[.W109]+[.W107]+[.W106]+[.W104]+[.W102]+[.W100]+[.W98]+[.W96]+[.W94]+[.W92]+[.W83]+[.W81]+[.W79]+[.W75]+[.W73]+[.W70]+[.W68]+[.W65]+[.W63]+[.W59]+[.W55]+[.W53]+[.W51]+[.W48]+[.W45]+[.W40]+[.W36]+[.W33]+[.W26]+[.W21]+[.W16]+[.W14]+[.W10]+[.W8]" ns41:value-type="float" table:style-name="TL Data" office:value-type="float" office:value="14">
            <text:p>14</text:p>
          </table:table-cell>
          <table:table-cell table:formula="of:=[.X206]+[.X203]+[.X200]+[.X196]+[.X193]+[.X191]+[.X188]+[.X186]+[.X183]+[.X182]+[.X176]+[.X174]+[.X170]+[.X169]+[.X167]+[.X165]+[.X161]+[.X159]+[.X157]+[.X155]+[.X148]+[.X145]+[.X142]+[.X140]+[.X137]+[.X135]+[.X133]+[.X131]+[.X129]+[.X127]+[.X124]+[.X119]+[.X117]+[.X113]+[.X111]+[.X109]+[.X107]+[.X106]+[.X104]+[.X102]+[.X100]+[.X98]+[.X96]+[.X94]+[.X92]+[.X83]+[.X81]+[.X79]+[.X75]+[.X73]+[.X70]+[.X68]+[.X65]+[.X63]+[.X59]+[.X55]+[.X53]+[.X51]+[.X48]+[.X45]+[.X40]+[.X36]+[.X33]+[.X26]+[.X21]+[.X16]+[.X14]+[.X10]+[.X8]" ns41:value-type="float" table:style-name="TL Data" office:value-type="float" office:value="6">
            <text:p>6</text:p>
          </table:table-cell>
          <table:table-cell table:formula="of:=[.Y206]+[.Y203]+[.Y200]+[.Y196]+[.Y193]+[.Y191]+[.Y188]+[.Y186]+[.Y183]+[.Y182]+[.Y176]+[.Y174]+[.Y170]+[.Y169]+[.Y167]+[.Y165]+[.Y161]+[.Y159]+[.Y157]+[.Y155]+[.Y148]+[.Y145]+[.Y142]+[.Y140]+[.Y137]+[.Y135]+[.Y133]+[.Y131]+[.Y129]+[.Y127]+[.Y124]+[.Y119]+[.Y117]+[.Y113]+[.Y111]+[.Y109]+[.Y107]+[.Y106]+[.Y104]+[.Y102]+[.Y100]+[.Y98]+[.Y96]+[.Y94]+[.Y92]+[.Y83]+[.Y81]+[.Y79]+[.Y75]+[.Y73]+[.Y70]+[.Y68]+[.Y65]+[.Y63]+[.Y59]+[.Y55]+[.Y53]+[.Y51]+[.Y48]+[.Y45]+[.Y40]+[.Y36]+[.Y33]+[.Y26]+[.Y21]+[.Y16]+[.Y14]+[.Y10]+[.Y8]" ns41:value-type="float" table:style-name="TL Data" office:value-type="float" office:value="296">
            <office:annotation draw:style-name="gr1" svg:height="1.926cm" draw:caption-point-y="1.174cm" svg:width="3.844cm" svg:x="46.504cm" draw:caption-point-x="-0.532cm" svg:y="96.64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05</text:span></text:p>
            </office:annotation>
            <text:p>296</text:p>
          </table:table-cell>
          <table:table-cell table:style-name="TL Metadata"/>
          <table:table-cell table:style-name="ce33"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formula="of:=[.D207]+[.D194]+[.D184]+[.D177]+[.D149]+[.D76]+[.D66]+[.D60]+[.D34]+[.D17]+[.D11]" ns41:value-type="float" table:style-name="TL Data" office:value-type="float" office:value="1">
            <text:p>1</text:p>
          </table:table-cell>
          <table:table-cell table:formula="of:=[.E207]+[.E194]+[.E184]+[.E177]+[.E149]+[.E76]+[.E66]+[.E60]+[.E34]+[.E17]+[.E11]" ns41:value-type="float" table:style-name="TL Data" office:value-type="float" office:value="7">
            <text:p>7</text:p>
          </table:table-cell>
          <table:table-cell table:formula="of:=[.F207]+[.F194]+[.F184]+[.F177]+[.F149]+[.F76]+[.F66]+[.F60]+[.F34]+[.F17]+[.F11]" ns41:value-type="float" table:style-name="TL Data" office:value-type="float" office:value="0">
            <text:p>0</text:p>
          </table:table-cell>
          <table:table-cell table:formula="of:=[.G207]+[.G194]+[.G184]+[.G177]+[.G149]+[.G76]+[.G66]+[.G60]+[.G34]+[.G17]+[.G11]" ns41:value-type="float" table:style-name="TL Data" office:value-type="float" office:value="0">
            <text:p>0</text:p>
          </table:table-cell>
          <table:table-cell table:formula="of:=[.H207]+[.H194]+[.H184]+[.H177]+[.H149]+[.H76]+[.H66]+[.H60]+[.H34]+[.H17]+[.H11]" ns41:value-type="float" table:style-name="TL Data" office:value-type="float" office:value="0">
            <text:p>0</text:p>
          </table:table-cell>
          <table:table-cell table:formula="of:=[.I207]+[.I194]+[.I184]+[.I177]+[.I149]+[.I76]+[.I66]+[.I60]+[.I34]+[.I17]+[.I11]" ns41:value-type="float" table:style-name="TL Data" office:value-type="float" office:value="1">
            <text:p>1</text:p>
          </table:table-cell>
          <table:table-cell table:formula="of:=[.J207]+[.J194]+[.J184]+[.J177]+[.J149]+[.J76]+[.J66]+[.J60]+[.J34]+[.J17]+[.J11]" ns41:value-type="float" table:style-name="TL Data" office:value-type="float" office:value="0">
            <text:p>0</text:p>
          </table:table-cell>
          <table:table-cell table:formula="of:=[.K207]+[.K194]+[.K184]+[.K177]+[.K149]+[.K76]+[.K66]+[.K60]+[.K34]+[.K17]+[.K11]" ns41:value-type="float" table:style-name="TL Data" office:value-type="float" office:value="0">
            <text:p>0</text:p>
          </table:table-cell>
          <table:table-cell table:formula="of:=[.L207]+[.L194]+[.L184]+[.L177]+[.L149]+[.L76]+[.L66]+[.L60]+[.L34]+[.L17]+[.L11]" ns41:value-type="float" table:style-name="TL Data" office:value-type="float" office:value="0">
            <text:p>0</text:p>
          </table:table-cell>
          <table:table-cell table:formula="of:=[.M207]+[.M194]+[.M184]+[.M177]+[.M149]+[.M76]+[.M66]+[.M60]+[.M34]+[.M17]+[.M11]" ns41:value-type="float" table:style-name="TL Data" office:value-type="float" office:value="0">
            <text:p>0</text:p>
          </table:table-cell>
          <table:table-cell table:formula="of:=[.N207]+[.N194]+[.N184]+[.N177]+[.N149]+[.N76]+[.N66]+[.N60]+[.N34]+[.N17]+[.N11]" ns41:value-type="float" table:style-name="TL Data" office:value-type="float" office:value="0">
            <text:p>0</text:p>
          </table:table-cell>
          <table:table-cell table:formula="of:=[.O207]+[.O194]+[.O184]+[.O177]+[.O149]+[.O76]+[.O66]+[.O60]+[.O34]+[.O17]+[.O11]" ns41:value-type="float" table:style-name="TL Data" office:value-type="float" office:value="0">
            <text:p>0</text:p>
          </table:table-cell>
          <table:table-cell table:formula="of:=[.P207]+[.P194]+[.P184]+[.P177]+[.P149]+[.P76]+[.P66]+[.P60]+[.P34]+[.P17]+[.P11]" ns41:value-type="float" table:style-name="TL Data" office:value-type="float" office:value="1">
            <text:p>1</text:p>
          </table:table-cell>
          <table:table-cell table:formula="of:=[.Q207]+[.Q194]+[.Q184]+[.Q177]+[.Q149]+[.Q76]+[.Q66]+[.Q60]+[.Q34]+[.Q17]+[.Q11]" ns41:value-type="float" table:style-name="TL Data" office:value-type="float" office:value="0">
            <text:p>0</text:p>
          </table:table-cell>
          <table:table-cell table:formula="of:=[.R207]+[.R194]+[.R184]+[.R177]+[.R149]+[.R76]+[.R66]+[.R60]+[.R34]+[.R17]+[.R11]" ns41:value-type="float" table:style-name="TL Data" office:value-type="float" office:value="0">
            <text:p>0</text:p>
          </table:table-cell>
          <table:table-cell table:formula="of:=[.S207]+[.S194]+[.S184]+[.S177]+[.S149]+[.S76]+[.S66]+[.S60]+[.S34]+[.S17]+[.S11]" ns41:value-type="float" table:style-name="TL Data" office:value-type="float" office:value="19">
            <text:p>19</text:p>
          </table:table-cell>
          <table:table-cell table:formula="of:=[.T207]+[.T194]+[.T184]+[.T177]+[.T149]+[.T76]+[.T66]+[.T60]+[.T34]+[.T17]+[.T11]" ns41:value-type="float" table:style-name="TL Data" office:value-type="float" office:value="1">
            <text:p>1</text:p>
          </table:table-cell>
          <table:table-cell table:formula="of:=[.U207]+[.U194]+[.U184]+[.U177]+[.U149]+[.U76]+[.U66]+[.U60]+[.U34]+[.U17]+[.U11]" ns41:value-type="float" table:style-name="TL Data" office:value-type="float" office:value="0">
            <text:p>0</text:p>
          </table:table-cell>
          <table:table-cell table:formula="of:=[.V207]+[.V194]+[.V184]+[.V177]+[.V149]+[.V76]+[.V66]+[.V60]+[.V34]+[.V17]+[.V11]" ns41:value-type="float" table:style-name="TL Data" office:value-type="float" office:value="4">
            <text:p>4</text:p>
          </table:table-cell>
          <table:table-cell table:formula="of:=[.W207]+[.W194]+[.W184]+[.W177]+[.W149]+[.W76]+[.W66]+[.W60]+[.W34]+[.W17]+[.W11]" ns41:value-type="float" table:style-name="TL Data" office:value-type="float" office:value="2">
            <text:p>2</text:p>
          </table:table-cell>
          <table:table-cell table:formula="of:=[.X207]+[.X194]+[.X184]+[.X177]+[.X149]+[.X76]+[.X66]+[.X60]+[.X34]+[.X17]+[.X11]" ns41:value-type="float" table:style-name="TL Data" office:value-type="float" office:value="0">
            <text:p>0</text:p>
          </table:table-cell>
          <table:table-cell table:formula="of:=[.Y207]+[.Y194]+[.Y184]+[.Y177]+[.Y149]+[.Y76]+[.Y66]+[.Y60]+[.Y34]+[.Y17]+[.Y11]" ns41:value-type="float" table:style-name="TL Data" office:value-type="float" office:value="36">
            <text:p>36</text:p>
          </table:table-cell>
          <table:table-cell table:style-name="TL Metadata"/>
          <table:table-cell table:style-name="ce33"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formula="of:=[.D178]+[.D162]+[.D150]+[.D138]+[.D125]+[.D90]+[.D84]+[.D77]+[.D64]+[.D57]+[.D46]+[.D41]+[.D37]+[.D29]+[.D22]+[.D12]" ns41:value-type="float" table:style-name="TL Data" office:value-type="float" office:value="2">
            <text:p>2</text:p>
          </table:table-cell>
          <table:table-cell table:formula="of:=[.E178]+[.E162]+[.E150]+[.E138]+[.E125]+[.E90]+[.E84]+[.E77]+[.E64]+[.E57]+[.E46]+[.E41]+[.E37]+[.E29]+[.E22]+[.E12]" ns41:value-type="float" table:style-name="TL Data" office:value-type="float" office:value="0">
            <text:p>0</text:p>
          </table:table-cell>
          <table:table-cell table:formula="of:=[.F178]+[.F162]+[.F150]+[.F138]+[.F125]+[.F90]+[.F84]+[.F77]+[.F64]+[.F57]+[.F46]+[.F41]+[.F37]+[.F29]+[.F22]+[.F12]" ns41:value-type="float" table:style-name="TL Data" office:value-type="float" office:value="0">
            <text:p>0</text:p>
          </table:table-cell>
          <table:table-cell table:formula="of:=[.G178]+[.G162]+[.G150]+[.G138]+[.G125]+[.G90]+[.G84]+[.G77]+[.G64]+[.G57]+[.G46]+[.G41]+[.G37]+[.G29]+[.G22]+[.G12]" ns41:value-type="float" table:style-name="TL Data" office:value-type="float" office:value="0">
            <text:p>0</text:p>
          </table:table-cell>
          <table:table-cell table:formula="of:=[.H178]+[.H162]+[.H150]+[.H138]+[.H125]+[.H90]+[.H84]+[.H77]+[.H64]+[.H57]+[.H46]+[.H41]+[.H37]+[.H29]+[.H22]+[.H12]" ns41:value-type="float" table:style-name="TL Data" office:value-type="float" office:value="2">
            <text:p>2</text:p>
          </table:table-cell>
          <table:table-cell table:formula="of:=[.I178]+[.I162]+[.I150]+[.I138]+[.I125]+[.I90]+[.I84]+[.I77]+[.I64]+[.I57]+[.I46]+[.I41]+[.I37]+[.I29]+[.I22]+[.I12]" ns41:value-type="float" table:style-name="TL Data" office:value-type="float" office:value="19">
            <text:p>19</text:p>
          </table:table-cell>
          <table:table-cell table:formula="of:=[.J178]+[.J162]+[.J150]+[.J138]+[.J125]+[.J90]+[.J84]+[.J77]+[.J64]+[.J57]+[.J46]+[.J41]+[.J37]+[.J29]+[.J22]+[.J12]" ns41:value-type="float" table:style-name="TL Data" office:value-type="float" office:value="0">
            <text:p>0</text:p>
          </table:table-cell>
          <table:table-cell table:formula="of:=[.K178]+[.K162]+[.K150]+[.K138]+[.K125]+[.K90]+[.K84]+[.K77]+[.K64]+[.K57]+[.K46]+[.K41]+[.K37]+[.K29]+[.K22]+[.K12]" ns41:value-type="float" table:style-name="TL Data" office:value-type="float" office:value="0">
            <text:p>0</text:p>
          </table:table-cell>
          <table:table-cell table:formula="of:=[.L178]+[.L162]+[.L150]+[.L138]+[.L125]+[.L90]+[.L84]+[.L77]+[.L64]+[.L57]+[.L46]+[.L41]+[.L37]+[.L29]+[.L22]+[.L12]" ns41:value-type="float" table:style-name="TL Data" office:value-type="float" office:value="0">
            <text:p>0</text:p>
          </table:table-cell>
          <table:table-cell table:formula="of:=[.M178]+[.M162]+[.M150]+[.M138]+[.M125]+[.M90]+[.M84]+[.M77]+[.M64]+[.M57]+[.M46]+[.M41]+[.M37]+[.M29]+[.M22]+[.M12]" ns41:value-type="float" table:style-name="TL Data" office:value-type="float" office:value="2">
            <office:annotation draw:style-name="gr1" svg:height="1.927cm" draw:caption-point-y="1.174cm" svg:width="3.132cm" svg:x="25.634cm" draw:caption-point-x="-0.532cm" svg:y="97.57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</text:span></text:p>
            </office:annotation>
            <text:p>2</text:p>
          </table:table-cell>
          <table:table-cell table:formula="of:=[.N178]+[.N162]+[.N150]+[.N138]+[.N125]+[.N90]+[.N84]+[.N77]+[.N64]+[.N57]+[.N46]+[.N41]+[.N37]+[.N29]+[.N22]+[.N12]" ns41:value-type="float" table:style-name="TL Data" office:value-type="float" office:value="23">
            <office:annotation draw:style-name="gr1" svg:height="1.927cm" draw:caption-point-y="1.174cm" svg:width="3.132cm" svg:x="27.373cm" draw:caption-point-x="-0.532cm" svg:y="97.57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2</text:span></text:p>
            </office:annotation>
            <text:p>23</text:p>
          </table:table-cell>
          <table:table-cell table:formula="of:=[.O178]+[.O162]+[.O150]+[.O138]+[.O125]+[.O90]+[.O84]+[.O77]+[.O64]+[.O57]+[.O46]+[.O41]+[.O37]+[.O29]+[.O22]+[.O12]" ns41:value-type="float" table:style-name="TL Data" office:value-type="float" office:value="0">
            <text:p>0</text:p>
          </table:table-cell>
          <table:table-cell table:formula="of:=[.P178]+[.P162]+[.P150]+[.P138]+[.P125]+[.P90]+[.P84]+[.P77]+[.P64]+[.P57]+[.P46]+[.P41]+[.P37]+[.P29]+[.P22]+[.P12]" ns41:value-type="float" table:style-name="TL Data" office:value-type="float" office:value="0">
            <text:p>0</text:p>
          </table:table-cell>
          <table:table-cell table:formula="of:=[.Q178]+[.Q162]+[.Q150]+[.Q138]+[.Q125]+[.Q90]+[.Q84]+[.Q77]+[.Q64]+[.Q57]+[.Q46]+[.Q41]+[.Q37]+[.Q29]+[.Q22]+[.Q12]" ns41:value-type="float" table:style-name="TL Data" office:value-type="float" office:value="0">
            <text:p>0</text:p>
          </table:table-cell>
          <table:table-cell table:formula="of:=[.R178]+[.R162]+[.R150]+[.R138]+[.R125]+[.R90]+[.R84]+[.R77]+[.R64]+[.R57]+[.R46]+[.R41]+[.R37]+[.R29]+[.R22]+[.R12]" ns41:value-type="float" table:style-name="TL Data" office:value-type="float" office:value="0">
            <text:p>0</text:p>
          </table:table-cell>
          <table:table-cell table:formula="of:=[.S178]+[.S162]+[.S150]+[.S138]+[.S125]+[.S90]+[.S84]+[.S77]+[.S64]+[.S57]+[.S46]+[.S41]+[.S37]+[.S29]+[.S22]+[.S12]" ns41:value-type="float" table:style-name="TL Data" office:value-type="float" office:value="27">
            <office:annotation draw:style-name="gr1" svg:height="1.927cm" draw:caption-point-y="1.174cm" svg:width="3.132cm" svg:x="36.069cm" draw:caption-point-x="-0.532cm" svg:y="97.57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27</text:p>
          </table:table-cell>
          <table:table-cell table:formula="of:=[.T178]+[.T162]+[.T150]+[.T138]+[.T125]+[.T90]+[.T84]+[.T77]+[.T64]+[.T57]+[.T46]+[.T41]+[.T37]+[.T29]+[.T22]+[.T12]" ns41:value-type="float" table:style-name="TL Data" office:value-type="float" office:value="3">
            <text:p>3</text:p>
          </table:table-cell>
          <table:table-cell table:formula="of:=[.U178]+[.U162]+[.U150]+[.U138]+[.U125]+[.U90]+[.U84]+[.U77]+[.U64]+[.U57]+[.U46]+[.U41]+[.U37]+[.U29]+[.U22]+[.U12]" ns41:value-type="float" table:style-name="TL Data" office:value-type="float" office:value="1">
            <text:p>1</text:p>
          </table:table-cell>
          <table:table-cell table:formula="of:=[.V178]+[.V162]+[.V150]+[.V138]+[.V125]+[.V90]+[.V84]+[.V77]+[.V64]+[.V57]+[.V46]+[.V41]+[.V37]+[.V29]+[.V22]+[.V12]" ns41:value-type="float" table:style-name="TL Data" office:value-type="float" office:value="1">
            <text:p>1</text:p>
          </table:table-cell>
          <table:table-cell table:formula="of:=[.W178]+[.W162]+[.W150]+[.W138]+[.W125]+[.W90]+[.W84]+[.W77]+[.W64]+[.W57]+[.W46]+[.W41]+[.W37]+[.W29]+[.W22]+[.W12]" ns41:value-type="float" table:style-name="TL Data" office:value-type="float" office:value="0">
            <text:p>0</text:p>
          </table:table-cell>
          <table:table-cell table:formula="of:=[.X178]+[.X162]+[.X150]+[.X138]+[.X125]+[.X90]+[.X84]+[.X77]+[.X64]+[.X57]+[.X46]+[.X41]+[.X37]+[.X29]+[.X22]+[.X12]" ns41:value-type="float" table:style-name="TL Data" office:value-type="float" office:value="0">
            <text:p>0</text:p>
          </table:table-cell>
          <table:table-cell table:formula="of:=[.Y178]+[.Y162]+[.Y150]+[.Y138]+[.Y125]+[.Y90]+[.Y84]+[.Y77]+[.Y64]+[.Y57]+[.Y46]+[.Y41]+[.Y37]+[.Y29]+[.Y22]+[.Y12]" ns41:value-type="float" table:style-name="TL Data" office:value-type="float" office:value="80">
            <office:annotation draw:style-name="gr1" svg:height="1.927cm" draw:caption-point-y="1.174cm" svg:width="3.844cm" svg:x="46.504cm" draw:caption-point-x="-0.532cm" svg:y="97.57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5</text:span></text:p>
            </office:annotation>
            <text:p>80</text:p>
          </table:table-cell>
          <table:table-cell table:style-name="TL Metadata"/>
          <table:table-cell table:style-name="ce33"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formula="of:=[.D208]+[.D205]+[.D204]+[.D202]+[.D201]+[.D199]+[.D198]+[.D197]+[.D195]+[.D192]+[.D190]+[.D189]+[.D187]+[.D185]+[.D181]+[.D180]+[.D179]+[.D175]+[.D173]+[.D172]+[.D171]+[.D168]+[.D166]+[.D164]+[.D163]+[.D160]+[.D158]+[.D156]+[.D154]+[.D153]+[.D151]+[.D147]+[.D146]+[.D144]+[.D143]+[.D141]+[.D139]+[.D136]+[.D134]+[.D132]+[.D130]+[.D128]+[.D126]+[.D123]+[.D122]+[.D121]+[.D120]+[.D118]+[.D116]+[.D115]+[.D114]+[.D112]+[.D110]+[.D108]+[.D105]+[.D103]+[.D101]+[.D99]+[.D97]+[.D95]+[.D93]+[.D91]+[.D89]+[.D88]+[.D87]+[.D85]+[.D82]+[.D80]+[.D78]+[.D74]+[.D72]+[.D71]+[.D69]+[.D67]+[.D62]+[.D61]+[.D58]+[.D56]+[.D54]+[.D52]+[.D50]+[.D49]+[.D47]+[.D44]+[.D43]+[.D42]+[.D39]+[.D38]+[.D35]+[.D32]+[.D31]+[.D30]+[.D28]+[.D27]+[.D25]+[.D24]+[.D23]+[.D20]+[.D19]+[.D15]+[.D13]+[.D9]" ns41:value-type="float" table:style-name="TL Data" office:value-type="float" office:value="0">
            <text:p>0</text:p>
          </table:table-cell>
          <table:table-cell table:formula="of:=[.E208]+[.E205]+[.E204]+[.E202]+[.E201]+[.E199]+[.E198]+[.E197]+[.E195]+[.E192]+[.E190]+[.E189]+[.E187]+[.E185]+[.E181]+[.E180]+[.E179]+[.E175]+[.E173]+[.E172]+[.E171]+[.E168]+[.E166]+[.E164]+[.E163]+[.E160]+[.E158]+[.E156]+[.E154]+[.E153]+[.E151]+[.E147]+[.E146]+[.E144]+[.E143]+[.E141]+[.E139]+[.E136]+[.E134]+[.E132]+[.E130]+[.E128]+[.E126]+[.E123]+[.E122]+[.E121]+[.E120]+[.E118]+[.E116]+[.E115]+[.E114]+[.E112]+[.E110]+[.E108]+[.E105]+[.E103]+[.E101]+[.E99]+[.E97]+[.E95]+[.E93]+[.E91]+[.E89]+[.E88]+[.E87]+[.E85]+[.E82]+[.E80]+[.E78]+[.E74]+[.E72]+[.E71]+[.E69]+[.E67]+[.E62]+[.E61]+[.E58]+[.E56]+[.E54]+[.E52]+[.E50]+[.E49]+[.E47]+[.E44]+[.E43]+[.E42]+[.E39]+[.E38]+[.E35]+[.E32]+[.E31]+[.E30]+[.E28]+[.E27]+[.E25]+[.E24]+[.E23]+[.E20]+[.E19]+[.E15]+[.E13]+[.E9]" ns41:value-type="float" table:style-name="TL Data" office:value-type="float" office:value="0">
            <text:p>0</text:p>
          </table:table-cell>
          <table:table-cell table:formula="of:=[.F208]+[.F205]+[.F204]+[.F202]+[.F201]+[.F199]+[.F198]+[.F197]+[.F195]+[.F192]+[.F190]+[.F189]+[.F187]+[.F185]+[.F181]+[.F180]+[.F179]+[.F175]+[.F173]+[.F172]+[.F171]+[.F168]+[.F166]+[.F164]+[.F163]+[.F160]+[.F158]+[.F156]+[.F154]+[.F153]+[.F151]+[.F147]+[.F146]+[.F144]+[.F143]+[.F141]+[.F139]+[.F136]+[.F134]+[.F132]+[.F130]+[.F128]+[.F126]+[.F123]+[.F122]+[.F121]+[.F120]+[.F118]+[.F116]+[.F115]+[.F114]+[.F112]+[.F110]+[.F108]+[.F105]+[.F103]+[.F101]+[.F99]+[.F97]+[.F95]+[.F93]+[.F91]+[.F89]+[.F88]+[.F87]+[.F85]+[.F82]+[.F80]+[.F78]+[.F74]+[.F72]+[.F71]+[.F69]+[.F67]+[.F62]+[.F61]+[.F58]+[.F56]+[.F54]+[.F52]+[.F50]+[.F49]+[.F47]+[.F44]+[.F43]+[.F42]+[.F39]+[.F38]+[.F35]+[.F32]+[.F31]+[.F30]+[.F28]+[.F27]+[.F25]+[.F24]+[.F23]+[.F20]+[.F19]+[.F15]+[.F13]+[.F9]" ns41:value-type="float" table:style-name="TL Data" office:value-type="float" office:value="0">
            <text:p>0</text:p>
          </table:table-cell>
          <table:table-cell table:formula="of:=[.G208]+[.G205]+[.G204]+[.G202]+[.G201]+[.G199]+[.G198]+[.G197]+[.G195]+[.G192]+[.G190]+[.G189]+[.G187]+[.G185]+[.G181]+[.G180]+[.G179]+[.G175]+[.G173]+[.G172]+[.G171]+[.G168]+[.G166]+[.G164]+[.G163]+[.G160]+[.G158]+[.G156]+[.G154]+[.G153]+[.G151]+[.G147]+[.G146]+[.G144]+[.G143]+[.G141]+[.G139]+[.G136]+[.G134]+[.G132]+[.G130]+[.G128]+[.G126]+[.G123]+[.G122]+[.G121]+[.G120]+[.G118]+[.G116]+[.G115]+[.G114]+[.G112]+[.G110]+[.G108]+[.G105]+[.G103]+[.G101]+[.G99]+[.G97]+[.G95]+[.G93]+[.G91]+[.G89]+[.G88]+[.G87]+[.G85]+[.G82]+[.G80]+[.G78]+[.G74]+[.G72]+[.G71]+[.G69]+[.G67]+[.G62]+[.G61]+[.G58]+[.G56]+[.G54]+[.G52]+[.G50]+[.G49]+[.G47]+[.G44]+[.G43]+[.G42]+[.G39]+[.G38]+[.G35]+[.G32]+[.G31]+[.G30]+[.G28]+[.G27]+[.G25]+[.G24]+[.G23]+[.G20]+[.G19]+[.G15]+[.G13]+[.G9]" ns41:value-type="float" table:style-name="TL Data" office:value-type="float" office:value="0">
            <text:p>0</text:p>
          </table:table-cell>
          <table:table-cell table:formula="of:=[.H208]+[.H205]+[.H204]+[.H202]+[.H201]+[.H199]+[.H198]+[.H197]+[.H195]+[.H192]+[.H190]+[.H189]+[.H187]+[.H185]+[.H181]+[.H180]+[.H179]+[.H175]+[.H173]+[.H172]+[.H171]+[.H168]+[.H166]+[.H164]+[.H163]+[.H160]+[.H158]+[.H156]+[.H154]+[.H153]+[.H151]+[.H147]+[.H146]+[.H144]+[.H143]+[.H141]+[.H139]+[.H136]+[.H134]+[.H132]+[.H130]+[.H128]+[.H126]+[.H123]+[.H122]+[.H121]+[.H120]+[.H118]+[.H116]+[.H115]+[.H114]+[.H112]+[.H110]+[.H108]+[.H105]+[.H103]+[.H101]+[.H99]+[.H97]+[.H95]+[.H93]+[.H91]+[.H89]+[.H88]+[.H87]+[.H85]+[.H82]+[.H80]+[.H78]+[.H74]+[.H72]+[.H71]+[.H69]+[.H67]+[.H62]+[.H61]+[.H58]+[.H56]+[.H54]+[.H52]+[.H50]+[.H49]+[.H47]+[.H44]+[.H43]+[.H42]+[.H39]+[.H38]+[.H35]+[.H32]+[.H31]+[.H30]+[.H28]+[.H27]+[.H25]+[.H24]+[.H23]+[.H20]+[.H19]+[.H15]+[.H13]+[.H9]" ns41:value-type="float" table:style-name="TL Data" office:value-type="float" office:value="0">
            <text:p>0</text:p>
          </table:table-cell>
          <table:table-cell table:formula="of:=[.I208]+[.I205]+[.I204]+[.I202]+[.I201]+[.I199]+[.I198]+[.I197]+[.I195]+[.I192]+[.I190]+[.I189]+[.I187]+[.I185]+[.I181]+[.I180]+[.I179]+[.I175]+[.I173]+[.I172]+[.I171]+[.I168]+[.I166]+[.I164]+[.I163]+[.I160]+[.I158]+[.I156]+[.I154]+[.I153]+[.I151]+[.I147]+[.I146]+[.I144]+[.I143]+[.I141]+[.I139]+[.I136]+[.I134]+[.I132]+[.I130]+[.I128]+[.I126]+[.I123]+[.I122]+[.I121]+[.I120]+[.I118]+[.I116]+[.I115]+[.I114]+[.I112]+[.I110]+[.I108]+[.I105]+[.I103]+[.I101]+[.I99]+[.I97]+[.I95]+[.I93]+[.I91]+[.I89]+[.I88]+[.I87]+[.I85]+[.I82]+[.I80]+[.I78]+[.I74]+[.I72]+[.I71]+[.I69]+[.I67]+[.I62]+[.I61]+[.I58]+[.I56]+[.I54]+[.I52]+[.I50]+[.I49]+[.I47]+[.I44]+[.I43]+[.I42]+[.I39]+[.I38]+[.I35]+[.I32]+[.I31]+[.I30]+[.I28]+[.I27]+[.I25]+[.I24]+[.I23]+[.I20]+[.I19]+[.I15]+[.I13]+[.I9]" ns41:value-type="float" table:style-name="TL Data" office:value-type="float" office:value="0">
            <text:p>0</text:p>
          </table:table-cell>
          <table:table-cell table:formula="of:=[.J208]+[.J205]+[.J204]+[.J202]+[.J201]+[.J199]+[.J198]+[.J197]+[.J195]+[.J192]+[.J190]+[.J189]+[.J187]+[.J185]+[.J181]+[.J180]+[.J179]+[.J175]+[.J173]+[.J172]+[.J171]+[.J168]+[.J166]+[.J164]+[.J163]+[.J160]+[.J158]+[.J156]+[.J154]+[.J153]+[.J151]+[.J147]+[.J146]+[.J144]+[.J143]+[.J141]+[.J139]+[.J136]+[.J134]+[.J132]+[.J130]+[.J128]+[.J126]+[.J123]+[.J122]+[.J121]+[.J120]+[.J118]+[.J116]+[.J115]+[.J114]+[.J112]+[.J110]+[.J108]+[.J105]+[.J103]+[.J101]+[.J99]+[.J97]+[.J95]+[.J93]+[.J91]+[.J89]+[.J88]+[.J87]+[.J85]+[.J82]+[.J80]+[.J78]+[.J74]+[.J72]+[.J71]+[.J69]+[.J67]+[.J62]+[.J61]+[.J58]+[.J56]+[.J54]+[.J52]+[.J50]+[.J49]+[.J47]+[.J44]+[.J43]+[.J42]+[.J39]+[.J38]+[.J35]+[.J32]+[.J31]+[.J30]+[.J28]+[.J27]+[.J25]+[.J24]+[.J23]+[.J20]+[.J19]+[.J15]+[.J13]+[.J9]" ns41:value-type="float" table:style-name="TL Data" office:value-type="float" office:value="0">
            <text:p>0</text:p>
          </table:table-cell>
          <table:table-cell table:formula="of:=[.K208]+[.K205]+[.K204]+[.K202]+[.K201]+[.K199]+[.K198]+[.K197]+[.K195]+[.K192]+[.K190]+[.K189]+[.K187]+[.K185]+[.K181]+[.K180]+[.K179]+[.K175]+[.K173]+[.K172]+[.K171]+[.K168]+[.K166]+[.K164]+[.K163]+[.K160]+[.K158]+[.K156]+[.K154]+[.K153]+[.K151]+[.K147]+[.K146]+[.K144]+[.K143]+[.K141]+[.K139]+[.K136]+[.K134]+[.K132]+[.K130]+[.K128]+[.K126]+[.K123]+[.K122]+[.K121]+[.K120]+[.K118]+[.K116]+[.K115]+[.K114]+[.K112]+[.K110]+[.K108]+[.K105]+[.K103]+[.K101]+[.K99]+[.K97]+[.K95]+[.K93]+[.K91]+[.K89]+[.K88]+[.K87]+[.K85]+[.K82]+[.K80]+[.K78]+[.K74]+[.K72]+[.K71]+[.K69]+[.K67]+[.K62]+[.K61]+[.K58]+[.K56]+[.K54]+[.K52]+[.K50]+[.K49]+[.K47]+[.K44]+[.K43]+[.K42]+[.K39]+[.K38]+[.K35]+[.K32]+[.K31]+[.K30]+[.K28]+[.K27]+[.K25]+[.K24]+[.K23]+[.K20]+[.K19]+[.K15]+[.K13]+[.K9]" ns41:value-type="float" table:style-name="TL Data" office:value-type="float" office:value="0">
            <text:p>0</text:p>
          </table:table-cell>
          <table:table-cell table:formula="of:=[.L208]+[.L205]+[.L204]+[.L202]+[.L201]+[.L199]+[.L198]+[.L197]+[.L195]+[.L192]+[.L190]+[.L189]+[.L187]+[.L185]+[.L181]+[.L180]+[.L179]+[.L175]+[.L173]+[.L172]+[.L171]+[.L168]+[.L166]+[.L164]+[.L163]+[.L160]+[.L158]+[.L156]+[.L154]+[.L153]+[.L151]+[.L147]+[.L146]+[.L144]+[.L143]+[.L141]+[.L139]+[.L136]+[.L134]+[.L132]+[.L130]+[.L128]+[.L126]+[.L123]+[.L122]+[.L121]+[.L120]+[.L118]+[.L116]+[.L115]+[.L114]+[.L112]+[.L110]+[.L108]+[.L105]+[.L103]+[.L101]+[.L99]+[.L97]+[.L95]+[.L93]+[.L91]+[.L89]+[.L88]+[.L87]+[.L85]+[.L82]+[.L80]+[.L78]+[.L74]+[.L72]+[.L71]+[.L69]+[.L67]+[.L62]+[.L61]+[.L58]+[.L56]+[.L54]+[.L52]+[.L50]+[.L49]+[.L47]+[.L44]+[.L43]+[.L42]+[.L39]+[.L38]+[.L35]+[.L32]+[.L31]+[.L30]+[.L28]+[.L27]+[.L25]+[.L24]+[.L23]+[.L20]+[.L19]+[.L15]+[.L13]+[.L9]" ns41:value-type="float" table:style-name="TL Data" office:value-type="float" office:value="0">
            <text:p>0</text:p>
          </table:table-cell>
          <table:table-cell table:formula="of:=[.M208]+[.M205]+[.M204]+[.M202]+[.M201]+[.M199]+[.M198]+[.M197]+[.M195]+[.M192]+[.M190]+[.M189]+[.M187]+[.M185]+[.M181]+[.M180]+[.M179]+[.M175]+[.M173]+[.M172]+[.M171]+[.M168]+[.M166]+[.M164]+[.M163]+[.M160]+[.M158]+[.M156]+[.M154]+[.M153]+[.M151]+[.M147]+[.M146]+[.M144]+[.M143]+[.M141]+[.M139]+[.M136]+[.M134]+[.M132]+[.M130]+[.M128]+[.M126]+[.M123]+[.M122]+[.M121]+[.M120]+[.M118]+[.M116]+[.M115]+[.M114]+[.M112]+[.M110]+[.M108]+[.M105]+[.M103]+[.M101]+[.M99]+[.M97]+[.M95]+[.M93]+[.M91]+[.M89]+[.M88]+[.M87]+[.M85]+[.M82]+[.M80]+[.M78]+[.M74]+[.M72]+[.M71]+[.M69]+[.M67]+[.M62]+[.M61]+[.M58]+[.M56]+[.M54]+[.M52]+[.M50]+[.M49]+[.M47]+[.M44]+[.M43]+[.M42]+[.M39]+[.M38]+[.M35]+[.M32]+[.M31]+[.M30]+[.M28]+[.M27]+[.M25]+[.M24]+[.M23]+[.M20]+[.M19]+[.M15]+[.M13]+[.M9]" ns41:value-type="float" table:style-name="TL Data" office:value-type="float" office:value="0">
            <text:p>0</text:p>
          </table:table-cell>
          <table:table-cell table:formula="of:=[.N208]+[.N205]+[.N204]+[.N202]+[.N201]+[.N199]+[.N198]+[.N197]+[.N195]+[.N192]+[.N190]+[.N189]+[.N187]+[.N185]+[.N181]+[.N180]+[.N179]+[.N175]+[.N173]+[.N172]+[.N171]+[.N168]+[.N166]+[.N164]+[.N163]+[.N160]+[.N158]+[.N156]+[.N154]+[.N153]+[.N151]+[.N147]+[.N146]+[.N144]+[.N143]+[.N141]+[.N139]+[.N136]+[.N134]+[.N132]+[.N130]+[.N128]+[.N126]+[.N123]+[.N122]+[.N121]+[.N120]+[.N118]+[.N116]+[.N115]+[.N114]+[.N112]+[.N110]+[.N108]+[.N105]+[.N103]+[.N101]+[.N99]+[.N97]+[.N95]+[.N93]+[.N91]+[.N89]+[.N88]+[.N87]+[.N85]+[.N82]+[.N80]+[.N78]+[.N74]+[.N72]+[.N71]+[.N69]+[.N67]+[.N62]+[.N61]+[.N58]+[.N56]+[.N54]+[.N52]+[.N50]+[.N49]+[.N47]+[.N44]+[.N43]+[.N42]+[.N39]+[.N38]+[.N35]+[.N32]+[.N31]+[.N30]+[.N28]+[.N27]+[.N25]+[.N24]+[.N23]+[.N20]+[.N19]+[.N15]+[.N13]+[.N9]" ns41:value-type="float" table:style-name="TL Data" office:value-type="float" office:value="1">
            <text:p>1</text:p>
          </table:table-cell>
          <table:table-cell table:formula="of:=[.O208]+[.O205]+[.O204]+[.O202]+[.O201]+[.O199]+[.O198]+[.O197]+[.O195]+[.O192]+[.O190]+[.O189]+[.O187]+[.O185]+[.O181]+[.O180]+[.O179]+[.O175]+[.O173]+[.O172]+[.O171]+[.O168]+[.O166]+[.O164]+[.O163]+[.O160]+[.O158]+[.O156]+[.O154]+[.O153]+[.O151]+[.O147]+[.O146]+[.O144]+[.O143]+[.O141]+[.O139]+[.O136]+[.O134]+[.O132]+[.O130]+[.O128]+[.O126]+[.O123]+[.O122]+[.O121]+[.O120]+[.O118]+[.O116]+[.O115]+[.O114]+[.O112]+[.O110]+[.O108]+[.O105]+[.O103]+[.O101]+[.O99]+[.O97]+[.O95]+[.O93]+[.O91]+[.O89]+[.O88]+[.O87]+[.O85]+[.O82]+[.O80]+[.O78]+[.O74]+[.O72]+[.O71]+[.O69]+[.O67]+[.O62]+[.O61]+[.O58]+[.O56]+[.O54]+[.O52]+[.O50]+[.O49]+[.O47]+[.O44]+[.O43]+[.O42]+[.O39]+[.O38]+[.O35]+[.O32]+[.O31]+[.O30]+[.O28]+[.O27]+[.O25]+[.O24]+[.O23]+[.O20]+[.O19]+[.O15]+[.O13]+[.O9]" ns41:value-type="float" table:style-name="TL Data" office:value-type="float" office:value="0">
            <text:p>0</text:p>
          </table:table-cell>
          <table:table-cell table:formula="of:=[.P208]+[.P205]+[.P204]+[.P202]+[.P201]+[.P199]+[.P198]+[.P197]+[.P195]+[.P192]+[.P190]+[.P189]+[.P187]+[.P185]+[.P181]+[.P180]+[.P179]+[.P175]+[.P173]+[.P172]+[.P171]+[.P168]+[.P166]+[.P164]+[.P163]+[.P160]+[.P158]+[.P156]+[.P154]+[.P153]+[.P151]+[.P147]+[.P146]+[.P144]+[.P143]+[.P141]+[.P139]+[.P136]+[.P134]+[.P132]+[.P130]+[.P128]+[.P126]+[.P123]+[.P122]+[.P121]+[.P120]+[.P118]+[.P116]+[.P115]+[.P114]+[.P112]+[.P110]+[.P108]+[.P105]+[.P103]+[.P101]+[.P99]+[.P97]+[.P95]+[.P93]+[.P91]+[.P89]+[.P88]+[.P87]+[.P85]+[.P82]+[.P80]+[.P78]+[.P74]+[.P72]+[.P71]+[.P69]+[.P67]+[.P62]+[.P61]+[.P58]+[.P56]+[.P54]+[.P52]+[.P50]+[.P49]+[.P47]+[.P44]+[.P43]+[.P42]+[.P39]+[.P38]+[.P35]+[.P32]+[.P31]+[.P30]+[.P28]+[.P27]+[.P25]+[.P24]+[.P23]+[.P20]+[.P19]+[.P15]+[.P13]+[.P9]" ns41:value-type="float" table:style-name="TL Data" office:value-type="float" office:value="0">
            <text:p>0</text:p>
          </table:table-cell>
          <table:table-cell table:formula="of:=[.Q208]+[.Q205]+[.Q204]+[.Q202]+[.Q201]+[.Q199]+[.Q198]+[.Q197]+[.Q195]+[.Q192]+[.Q190]+[.Q189]+[.Q187]+[.Q185]+[.Q181]+[.Q180]+[.Q179]+[.Q175]+[.Q173]+[.Q172]+[.Q171]+[.Q168]+[.Q166]+[.Q164]+[.Q163]+[.Q160]+[.Q158]+[.Q156]+[.Q154]+[.Q153]+[.Q151]+[.Q147]+[.Q146]+[.Q144]+[.Q143]+[.Q141]+[.Q139]+[.Q136]+[.Q134]+[.Q132]+[.Q130]+[.Q128]+[.Q126]+[.Q123]+[.Q122]+[.Q121]+[.Q120]+[.Q118]+[.Q116]+[.Q115]+[.Q114]+[.Q112]+[.Q110]+[.Q108]+[.Q105]+[.Q103]+[.Q101]+[.Q99]+[.Q97]+[.Q95]+[.Q93]+[.Q91]+[.Q89]+[.Q88]+[.Q87]+[.Q85]+[.Q82]+[.Q80]+[.Q78]+[.Q74]+[.Q72]+[.Q71]+[.Q69]+[.Q67]+[.Q62]+[.Q61]+[.Q58]+[.Q56]+[.Q54]+[.Q52]+[.Q50]+[.Q49]+[.Q47]+[.Q44]+[.Q43]+[.Q42]+[.Q39]+[.Q38]+[.Q35]+[.Q32]+[.Q31]+[.Q30]+[.Q28]+[.Q27]+[.Q25]+[.Q24]+[.Q23]+[.Q20]+[.Q19]+[.Q15]+[.Q13]+[.Q9]" ns41:value-type="float" table:style-name="TL Data" office:value-type="float" office:value="0">
            <text:p>0</text:p>
          </table:table-cell>
          <table:table-cell table:formula="of:=[.R208]+[.R205]+[.R204]+[.R202]+[.R201]+[.R199]+[.R198]+[.R197]+[.R195]+[.R192]+[.R190]+[.R189]+[.R187]+[.R185]+[.R181]+[.R180]+[.R179]+[.R175]+[.R173]+[.R172]+[.R171]+[.R168]+[.R166]+[.R164]+[.R163]+[.R160]+[.R158]+[.R156]+[.R154]+[.R153]+[.R151]+[.R147]+[.R146]+[.R144]+[.R143]+[.R141]+[.R139]+[.R136]+[.R134]+[.R132]+[.R130]+[.R128]+[.R126]+[.R123]+[.R122]+[.R121]+[.R120]+[.R118]+[.R116]+[.R115]+[.R114]+[.R112]+[.R110]+[.R108]+[.R105]+[.R103]+[.R101]+[.R99]+[.R97]+[.R95]+[.R93]+[.R91]+[.R89]+[.R88]+[.R87]+[.R85]+[.R82]+[.R80]+[.R78]+[.R74]+[.R72]+[.R71]+[.R69]+[.R67]+[.R62]+[.R61]+[.R58]+[.R56]+[.R54]+[.R52]+[.R50]+[.R49]+[.R47]+[.R44]+[.R43]+[.R42]+[.R39]+[.R38]+[.R35]+[.R32]+[.R31]+[.R30]+[.R28]+[.R27]+[.R25]+[.R24]+[.R23]+[.R20]+[.R19]+[.R15]+[.R13]+[.R9]" ns41:value-type="float" table:style-name="TL Data" office:value-type="float" office:value="0">
            <text:p>0</text:p>
          </table:table-cell>
          <table:table-cell table:formula="of:=[.S208]+[.S205]+[.S204]+[.S202]+[.S201]+[.S199]+[.S198]+[.S197]+[.S195]+[.S192]+[.S190]+[.S189]+[.S187]+[.S185]+[.S181]+[.S180]+[.S179]+[.S175]+[.S173]+[.S172]+[.S171]+[.S168]+[.S166]+[.S164]+[.S163]+[.S160]+[.S158]+[.S156]+[.S154]+[.S153]+[.S151]+[.S147]+[.S146]+[.S144]+[.S143]+[.S141]+[.S139]+[.S136]+[.S134]+[.S132]+[.S130]+[.S128]+[.S126]+[.S123]+[.S122]+[.S121]+[.S120]+[.S118]+[.S116]+[.S115]+[.S114]+[.S112]+[.S110]+[.S108]+[.S105]+[.S103]+[.S101]+[.S99]+[.S97]+[.S95]+[.S93]+[.S91]+[.S89]+[.S88]+[.S87]+[.S85]+[.S82]+[.S80]+[.S78]+[.S74]+[.S72]+[.S71]+[.S69]+[.S67]+[.S62]+[.S61]+[.S58]+[.S56]+[.S54]+[.S52]+[.S50]+[.S49]+[.S47]+[.S44]+[.S43]+[.S42]+[.S39]+[.S38]+[.S35]+[.S32]+[.S31]+[.S30]+[.S28]+[.S27]+[.S25]+[.S24]+[.S23]+[.S20]+[.S19]+[.S15]+[.S13]+[.S9]" ns41:value-type="float" table:style-name="TL Data" office:value-type="float" office:value="282">
            <office:annotation draw:style-name="gr1" svg:height="1.841cm" draw:caption-point-y="1.174cm" svg:width="3.132cm" svg:x="36.069cm" draw:caption-point-x="-0.532cm" svg:y="98.04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91</text:span></text:p>
            </office:annotation>
            <text:p>282</text:p>
          </table:table-cell>
          <table:table-cell table:formula="of:=[.T208]+[.T205]+[.T204]+[.T202]+[.T201]+[.T199]+[.T198]+[.T197]+[.T195]+[.T192]+[.T190]+[.T189]+[.T187]+[.T185]+[.T181]+[.T180]+[.T179]+[.T175]+[.T173]+[.T172]+[.T171]+[.T168]+[.T166]+[.T164]+[.T163]+[.T160]+[.T158]+[.T156]+[.T154]+[.T153]+[.T151]+[.T147]+[.T146]+[.T144]+[.T143]+[.T141]+[.T139]+[.T136]+[.T134]+[.T132]+[.T130]+[.T128]+[.T126]+[.T123]+[.T122]+[.T121]+[.T120]+[.T118]+[.T116]+[.T115]+[.T114]+[.T112]+[.T110]+[.T108]+[.T105]+[.T103]+[.T101]+[.T99]+[.T97]+[.T95]+[.T93]+[.T91]+[.T89]+[.T88]+[.T87]+[.T85]+[.T82]+[.T80]+[.T78]+[.T74]+[.T72]+[.T71]+[.T69]+[.T67]+[.T62]+[.T61]+[.T58]+[.T56]+[.T54]+[.T52]+[.T50]+[.T49]+[.T47]+[.T44]+[.T43]+[.T42]+[.T39]+[.T38]+[.T35]+[.T32]+[.T31]+[.T30]+[.T28]+[.T27]+[.T25]+[.T24]+[.T23]+[.T20]+[.T19]+[.T15]+[.T13]+[.T9]" ns41:value-type="float" table:style-name="TL Data" office:value-type="float" office:value="2">
            <text:p>2</text:p>
          </table:table-cell>
          <table:table-cell table:formula="of:=[.U208]+[.U205]+[.U204]+[.U202]+[.U201]+[.U199]+[.U198]+[.U197]+[.U195]+[.U192]+[.U190]+[.U189]+[.U187]+[.U185]+[.U181]+[.U180]+[.U179]+[.U175]+[.U173]+[.U172]+[.U171]+[.U168]+[.U166]+[.U164]+[.U163]+[.U160]+[.U158]+[.U156]+[.U154]+[.U153]+[.U151]+[.U147]+[.U146]+[.U144]+[.U143]+[.U141]+[.U139]+[.U136]+[.U134]+[.U132]+[.U130]+[.U128]+[.U126]+[.U123]+[.U122]+[.U121]+[.U120]+[.U118]+[.U116]+[.U115]+[.U114]+[.U112]+[.U110]+[.U108]+[.U105]+[.U103]+[.U101]+[.U99]+[.U97]+[.U95]+[.U93]+[.U91]+[.U89]+[.U88]+[.U87]+[.U85]+[.U82]+[.U80]+[.U78]+[.U74]+[.U72]+[.U71]+[.U69]+[.U67]+[.U62]+[.U61]+[.U58]+[.U56]+[.U54]+[.U52]+[.U50]+[.U49]+[.U47]+[.U44]+[.U43]+[.U42]+[.U39]+[.U38]+[.U35]+[.U32]+[.U31]+[.U30]+[.U28]+[.U27]+[.U25]+[.U24]+[.U23]+[.U20]+[.U19]+[.U15]+[.U13]+[.U9]" ns41:value-type="float" table:style-name="TL Data" office:value-type="float" office:value="0">
            <text:p>0</text:p>
          </table:table-cell>
          <table:table-cell table:formula="of:=[.V208]+[.V205]+[.V204]+[.V202]+[.V201]+[.V199]+[.V198]+[.V197]+[.V195]+[.V192]+[.V190]+[.V189]+[.V187]+[.V185]+[.V181]+[.V180]+[.V179]+[.V175]+[.V173]+[.V172]+[.V171]+[.V168]+[.V166]+[.V164]+[.V163]+[.V160]+[.V158]+[.V156]+[.V154]+[.V153]+[.V151]+[.V147]+[.V146]+[.V144]+[.V143]+[.V141]+[.V139]+[.V136]+[.V134]+[.V132]+[.V130]+[.V128]+[.V126]+[.V123]+[.V122]+[.V121]+[.V120]+[.V118]+[.V116]+[.V115]+[.V114]+[.V112]+[.V110]+[.V108]+[.V105]+[.V103]+[.V101]+[.V99]+[.V97]+[.V95]+[.V93]+[.V91]+[.V89]+[.V88]+[.V87]+[.V85]+[.V82]+[.V80]+[.V78]+[.V74]+[.V72]+[.V71]+[.V69]+[.V67]+[.V62]+[.V61]+[.V58]+[.V56]+[.V54]+[.V52]+[.V50]+[.V49]+[.V47]+[.V44]+[.V43]+[.V42]+[.V39]+[.V38]+[.V35]+[.V32]+[.V31]+[.V30]+[.V28]+[.V27]+[.V25]+[.V24]+[.V23]+[.V20]+[.V19]+[.V15]+[.V13]+[.V9]" ns41:value-type="float" table:style-name="TL Data" office:value-type="float" office:value="3">
            <text:p>3</text:p>
          </table:table-cell>
          <table:table-cell table:formula="of:=[.W208]+[.W205]+[.W204]+[.W202]+[.W201]+[.W199]+[.W198]+[.W197]+[.W195]+[.W192]+[.W190]+[.W189]+[.W187]+[.W185]+[.W181]+[.W180]+[.W179]+[.W175]+[.W173]+[.W172]+[.W171]+[.W168]+[.W166]+[.W164]+[.W163]+[.W160]+[.W158]+[.W156]+[.W154]+[.W153]+[.W151]+[.W147]+[.W146]+[.W144]+[.W143]+[.W141]+[.W139]+[.W136]+[.W134]+[.W132]+[.W130]+[.W128]+[.W126]+[.W123]+[.W122]+[.W121]+[.W120]+[.W118]+[.W116]+[.W115]+[.W114]+[.W112]+[.W110]+[.W108]+[.W105]+[.W103]+[.W101]+[.W99]+[.W97]+[.W95]+[.W93]+[.W91]+[.W89]+[.W88]+[.W87]+[.W85]+[.W82]+[.W80]+[.W78]+[.W74]+[.W72]+[.W71]+[.W69]+[.W67]+[.W62]+[.W61]+[.W58]+[.W56]+[.W54]+[.W52]+[.W50]+[.W49]+[.W47]+[.W44]+[.W43]+[.W42]+[.W39]+[.W38]+[.W35]+[.W32]+[.W31]+[.W30]+[.W28]+[.W27]+[.W25]+[.W24]+[.W23]+[.W20]+[.W19]+[.W15]+[.W13]+[.W9]" ns41:value-type="float" table:style-name="TL Data" office:value-type="float" office:value="0">
            <text:p>0</text:p>
          </table:table-cell>
          <table:table-cell table:formula="of:=[.X208]+[.X205]+[.X204]+[.X202]+[.X201]+[.X199]+[.X198]+[.X197]+[.X195]+[.X192]+[.X190]+[.X189]+[.X187]+[.X185]+[.X181]+[.X180]+[.X179]+[.X175]+[.X173]+[.X172]+[.X171]+[.X168]+[.X166]+[.X164]+[.X163]+[.X160]+[.X158]+[.X156]+[.X154]+[.X153]+[.X151]+[.X147]+[.X146]+[.X144]+[.X143]+[.X141]+[.X139]+[.X136]+[.X134]+[.X132]+[.X130]+[.X128]+[.X126]+[.X123]+[.X122]+[.X121]+[.X120]+[.X118]+[.X116]+[.X115]+[.X114]+[.X112]+[.X110]+[.X108]+[.X105]+[.X103]+[.X101]+[.X99]+[.X97]+[.X95]+[.X93]+[.X91]+[.X89]+[.X88]+[.X87]+[.X85]+[.X82]+[.X80]+[.X78]+[.X74]+[.X72]+[.X71]+[.X69]+[.X67]+[.X62]+[.X61]+[.X58]+[.X56]+[.X54]+[.X52]+[.X50]+[.X49]+[.X47]+[.X44]+[.X43]+[.X42]+[.X39]+[.X38]+[.X35]+[.X32]+[.X31]+[.X30]+[.X28]+[.X27]+[.X25]+[.X24]+[.X23]+[.X20]+[.X19]+[.X15]+[.X13]+[.X9]" ns41:value-type="float" table:style-name="TL Data" office:value-type="float" office:value="16">
            <text:p>16</text:p>
          </table:table-cell>
          <table:table-cell table:formula="of:=[.Y208]+[.Y205]+[.Y204]+[.Y202]+[.Y201]+[.Y199]+[.Y198]+[.Y197]+[.Y195]+[.Y192]+[.Y190]+[.Y189]+[.Y187]+[.Y185]+[.Y181]+[.Y180]+[.Y179]+[.Y175]+[.Y173]+[.Y172]+[.Y171]+[.Y168]+[.Y166]+[.Y164]+[.Y163]+[.Y160]+[.Y158]+[.Y156]+[.Y154]+[.Y153]+[.Y151]+[.Y147]+[.Y146]+[.Y144]+[.Y143]+[.Y141]+[.Y139]+[.Y136]+[.Y134]+[.Y132]+[.Y130]+[.Y128]+[.Y126]+[.Y123]+[.Y122]+[.Y121]+[.Y120]+[.Y118]+[.Y116]+[.Y115]+[.Y114]+[.Y112]+[.Y110]+[.Y108]+[.Y105]+[.Y103]+[.Y101]+[.Y99]+[.Y97]+[.Y95]+[.Y93]+[.Y91]+[.Y89]+[.Y88]+[.Y87]+[.Y85]+[.Y82]+[.Y80]+[.Y78]+[.Y74]+[.Y72]+[.Y71]+[.Y69]+[.Y67]+[.Y62]+[.Y61]+[.Y58]+[.Y56]+[.Y54]+[.Y52]+[.Y50]+[.Y49]+[.Y47]+[.Y44]+[.Y43]+[.Y42]+[.Y39]+[.Y38]+[.Y35]+[.Y32]+[.Y31]+[.Y30]+[.Y28]+[.Y27]+[.Y25]+[.Y24]+[.Y23]+[.Y20]+[.Y19]+[.Y15]+[.Y13]+[.Y9]" ns41:value-type="float" table:style-name="TL Data" office:value-type="float" office:value="304">
            <office:annotation draw:style-name="gr1" svg:height="1.841cm" draw:caption-point-y="1.174cm" svg:width="3.844cm" svg:x="46.504cm" draw:caption-point-x="-0.532cm" svg:y="98.04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13</text:span></text:p>
            </office:annotation>
            <text:p>304</text:p>
          </table:table-cell>
          <table:table-cell table:style-name="TL Metadata"/>
          <table:table-cell table:style-name="ce33" table:number-columns-repeated="998"/>
        </table:table-row>
        <table:table-row table:style-name="ro1">
          <table:table-cell ns41:value-type="string" table:style-name="TL HRowHeader" office:value-type="string">
            <text:p>Algemeen totaal </text:p>
          </table:table-cell>
          <table:table-cell table:style-name="TL HRowHeader"/>
          <table:table-cell table:style-name="ce16"/>
          <table:table-cell table:formula="of:=[.D212]+[.D211]+[.D210]+[.D209]" ns41:value-type="float" table:style-name="TL Data" office:value-type="float" office:value="51">
            <text:p>51</text:p>
          </table:table-cell>
          <table:table-cell table:formula="of:=[.E212]+[.E211]+[.E210]+[.E209]" ns41:value-type="float" table:style-name="TL Data" office:value-type="float" office:value="11">
            <text:p>11</text:p>
          </table:table-cell>
          <table:table-cell table:formula="of:=[.F212]+[.F211]+[.F210]+[.F209]" ns41:value-type="float" table:style-name="TL Data" office:value-type="float" office:value="5">
            <text:p>5</text:p>
          </table:table-cell>
          <table:table-cell table:formula="of:=[.G212]+[.G211]+[.G210]+[.G209]" ns41:value-type="float" table:style-name="TL Data" office:value-type="float" office:value="2">
            <text:p>2</text:p>
          </table:table-cell>
          <table:table-cell table:formula="of:=[.H212]+[.H211]+[.H210]+[.H209]" ns41:value-type="float" table:style-name="TL Data" office:value-type="float" office:value="14">
            <office:annotation draw:style-name="gr1" svg:height="1.925cm" draw:caption-point-y="1.173cm" svg:width="3.132cm" svg:x="16.938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5</text:span></text:p>
            </office:annotation>
            <text:p>14</text:p>
          </table:table-cell>
          <table:table-cell table:formula="of:=[.I212]+[.I211]+[.I210]+[.I209]" ns41:value-type="float" table:style-name="TL Data" office:value-type="float" office:value="33">
            <text:p>33</text:p>
          </table:table-cell>
          <table:table-cell table:formula="of:=[.J212]+[.J211]+[.J210]+[.J209]" ns41:value-type="float" table:style-name="TL Data" office:value-type="float" office:value="0">
            <text:p>0</text:p>
          </table:table-cell>
          <table:table-cell table:formula="of:=[.K212]+[.K211]+[.K210]+[.K209]" ns41:value-type="float" table:style-name="TL Data" office:value-type="float" office:value="5">
            <text:p>5</text:p>
          </table:table-cell>
          <table:table-cell table:formula="of:=[.L212]+[.L211]+[.L210]+[.L209]" ns41:value-type="float" table:style-name="TL Data" office:value-type="float" office:value="1">
            <text:p>1</text:p>
          </table:table-cell>
          <table:table-cell table:formula="of:=[.M212]+[.M211]+[.M210]+[.M209]" ns41:value-type="float" table:style-name="TL Data" office:value-type="float" office:value="7">
            <office:annotation draw:style-name="gr1" svg:height="1.925cm" draw:caption-point-y="1.173cm" svg:width="3.132cm" svg:x="25.634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5</text:span></text:p>
            </office:annotation>
            <text:p>7</text:p>
          </table:table-cell>
          <table:table-cell table:formula="of:=[.N212]+[.N211]+[.N210]+[.N209]" ns41:value-type="float" table:style-name="TL Data" office:value-type="float" office:value="40">
            <office:annotation draw:style-name="gr1" svg:height="1.925cm" draw:caption-point-y="1.173cm" svg:width="3.132cm" svg:x="27.373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40</text:p>
          </table:table-cell>
          <table:table-cell table:formula="of:=[.O212]+[.O211]+[.O210]+[.O209]" ns41:value-type="float" table:style-name="TL Data" office:value-type="float" office:value="3">
            <text:p>3</text:p>
          </table:table-cell>
          <table:table-cell table:formula="of:=[.P212]+[.P211]+[.P210]+[.P209]" ns41:value-type="float" table:style-name="TL Data" office:value-type="float" office:value="7">
            <office:annotation draw:style-name="gr1" svg:height="1.925cm" draw:caption-point-y="1.173cm" svg:width="3.132cm" svg:x="30.851cm" draw:caption-point-x="-0.531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</text:span></text:p>
            </office:annotation>
            <text:p>7</text:p>
          </table:table-cell>
          <table:table-cell table:formula="of:=[.Q212]+[.Q211]+[.Q210]+[.Q209]" ns41:value-type="float" table:style-name="TL Data" office:value-type="float" office:value="14">
            <office:annotation draw:style-name="gr1" svg:height="1.925cm" draw:caption-point-y="1.173cm" svg:width="3.132cm" svg:x="32.591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</text:span></text:p>
            </office:annotation>
            <text:p>14</text:p>
          </table:table-cell>
          <table:table-cell table:formula="of:=[.R212]+[.R211]+[.R210]+[.R209]" ns41:value-type="float" table:style-name="TL Data" office:value-type="float" office:value="10">
            <text:p>10</text:p>
          </table:table-cell>
          <table:table-cell table:formula="of:=[.S212]+[.S211]+[.S210]+[.S209]" ns41:value-type="float" table:style-name="TL Data" office:value-type="float" office:value="433">
            <office:annotation draw:style-name="gr1" svg:height="1.925cm" draw:caption-point-y="1.173cm" svg:width="3.132cm" svg:x="36.069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52</text:span></text:p>
            </office:annotation>
            <text:p>433</text:p>
          </table:table-cell>
          <table:table-cell table:formula="of:=[.T212]+[.T211]+[.T210]+[.T209]" ns41:value-type="float" table:style-name="TL Data" office:value-type="float" office:value="13">
            <text:p>13</text:p>
          </table:table-cell>
          <table:table-cell table:formula="of:=[.U212]+[.U211]+[.U210]+[.U209]" ns41:value-type="float" table:style-name="TL Data" office:value-type="float" office:value="1">
            <text:p>1</text:p>
          </table:table-cell>
          <table:table-cell table:formula="of:=[.V212]+[.V211]+[.V210]+[.V209]" ns41:value-type="float" table:style-name="TL Data" office:value-type="float" office:value="28">
            <text:p>28</text:p>
          </table:table-cell>
          <table:table-cell table:formula="of:=[.W212]+[.W211]+[.W210]+[.W209]" ns41:value-type="float" table:style-name="TL Data" office:value-type="float" office:value="16">
            <text:p>16</text:p>
          </table:table-cell>
          <table:table-cell table:formula="of:=[.X212]+[.X211]+[.X210]+[.X209]" ns41:value-type="float" table:style-name="TL Data" office:value-type="float" office:value="22">
            <text:p>22</text:p>
          </table:table-cell>
          <table:table-cell table:formula="of:=[.X213]+[.W213]+[.V213]+[.U213]+[.T213]+[.S213]+[.R213]+[.Q213]+[.P213]+[.O213]+[.N213]+[.M213]+[.L213]+[.K213]+[.J213]+[.I213]+[.H213]+[.G213]+[.F213]+[.E213]+[.D213]" ns41:value-type="float" table:style-name="TL Data" office:value-type="float" office:value="716">
            <office:annotation draw:style-name="gr1" svg:height="1.925cm" draw:caption-point-y="1.173cm" svg:width="3.844cm" svg:x="46.504cm" draw:caption-point-x="-0.532cm" svg:y="98.5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39</text:span></text:p>
            </office:annotation>
            <text:p>716</text:p>
          </table:table-cell>
          <table:table-cell table:style-name="TL Metadata"/>
          <table:table-cell table:style-name="ce34" table:number-columns-repeated="998"/>
        </table:table-row>
        <table:table-row table:style-name="ro3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0:01:05</dc:date>
    <meta:print-date>2004-01-22T22:12:01</meta:print-date>
    <meta:document-statistic meta:object-count="0" meta:cell-count="977" meta:table-count="1"/>
    <meta:generator>ODFPY/1.3.0dev</meta:generator>
  </office:meta>
</office:document-meta>
</file>